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900000217FB73282D.png"/>
  <manifest:file-entry manifest:media-type="image/png" manifest:full-path="Pictures/10000201000001AD0000006E8E5B81B6.png"/>
  <manifest:file-entry manifest:media-type="image/png" manifest:full-path="Pictures/1000020100000317000001BB3BE4C6E2.png"/>
  <manifest:file-entry manifest:media-type="image/png" manifest:full-path="Pictures/1000020100000305000001D7BFE90EA6.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19in" style:rel-column-width="17764*"/>
    </style:style>
    <style:style style:name="Table9.B" style:family="table-column">
      <style:table-column-properties style:column-width="0.6771in" style:rel-column-width="5919*"/>
    </style:style>
    <style:style style:name="Table9.C" style:family="table-column">
      <style:table-column-properties style:column-width="4.7882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042in" fo:margin-left="0in" fo:margin-right="-0.0042in" table:align="margins"/>
    </style:style>
    <style:style style:name="Table12.A" style:family="table-column">
      <style:table-column-properties style:column-width="3.1597in" style:rel-column-width="27594*"/>
    </style:style>
    <style:style style:name="Table12.B" style:family="table-column">
      <style:table-column-properties style:column-width="0.666in" style:rel-column-width="5819*"/>
    </style:style>
    <style:style style:name="Table12.C" style:family="table-column">
      <style:table-column-properties style:column-width="3.6785in"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Code">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Standard" style:list-style-name="L3">
      <style:text-properties fo:font-weight="normal" style:font-weight-asian="normal" style:font-weight-complex="normal"/>
    </style:style>
    <style:style style:name="P17" style:family="paragraph" style:parent-style-name="Code">
      <style:text-properties fo:font-size="9pt" style:font-size-asian="9pt" style:font-size-complex="9pt"/>
    </style:style>
    <style:style style:name="P18" style:family="paragraph" style:parent-style-name="Text_20_body" style:list-style-name="L4"/>
    <style:style style:name="P19" style:family="paragraph" style:parent-style-name="Text_20_body" style:list-style-name="L5">
      <style:text-properties fo:font-size="10pt" style:font-size-asian="10pt" style:font-size-complex="10pt"/>
    </style:style>
    <style:style style:name="P20" style:family="paragraph" style:parent-style-name="Text_20_body" style:list-style-name="L6"/>
    <style:style style:name="P21" style:family="paragraph" style:parent-style-name="Text_20_body" style:list-style-name="L7">
      <style:text-properties fo:font-size="10pt" style:font-size-asian="10pt" style:font-size-complex="10pt"/>
    </style:style>
    <style:style style:name="P22" style:family="paragraph" style:parent-style-name="Standard" style:list-style-name="L8">
      <style:text-properties fo:font-size="10pt" style:font-size-asian="10pt"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Text_20_body" style:list-style-name="L10">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Heading">
      <style:paragraph-properties fo:text-align="start" style:justify-single-word="false"/>
    </style:style>
    <style:style style:name="P28" style:family="paragraph" style:parent-style-name="Text_20_body">
      <style:text-properties fo:font-size="10pt" style:font-size-asian="10pt" style:font-size-complex="10pt"/>
    </style:style>
    <style:style style:name="P29"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fo:font-weight="normal" style:font-size-asian="10pt" style:font-weight-asian="normal" style:font-size-complex="10pt" style:font-weight-complex="normal"/>
    </style:style>
    <style:style style:name="P31" style:family="paragraph" style:parent-style-name="Table_20_Contents">
      <style:text-properties fo:font-size="10pt" style:font-size-asian="10pt" style:font-size-complex="10pt"/>
    </style:style>
    <style:style style:name="P32" style:family="paragraph" style:parent-style-name="Text_20_body" style:list-style-name="L11"/>
    <style:style style:name="P33" style:family="paragraph">
      <style:paragraph-properties fo:text-align="center"/>
    </style:style>
    <style:style style:name="P34" style:family="paragraph" style:parent-style-name="Text_20_body" style:list-style-name="L12"/>
    <style:style style:name="P35" style:family="paragraph" style:parent-style-name="Heading_20_2">
      <style:paragraph-properties fo:break-before="page"/>
    </style:style>
    <style:style style:name="P36" style:family="paragraph" style:parent-style-name="Text_20_body" style:list-style-name="L13">
      <style:text-properties fo:font-size="10.5pt" style:font-size-asian="10.5pt" style:font-size-complex="10.5pt"/>
    </style:style>
    <style:style style:name="P37" style:family="paragraph" style:parent-style-name="Text_20_body">
      <style:text-properties fo:font-size="10.5pt" style:font-size-asian="10.5pt" style:font-size-complex="10.5pt"/>
    </style:style>
    <style:style style:name="P38" style:family="paragraph" style:parent-style-name="Text_20_body" style:list-style-name="L14"/>
    <style:style style:name="P39"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40" style:family="paragraph" style:parent-style-name="Table_20_Contents">
      <style:text-properties fo:font-size="10.5pt" fo:font-weight="normal" style:font-size-asian="10.5pt" style:font-weight-asian="normal" style:font-size-complex="10.5pt" style:font-weight-complex="normal"/>
    </style:style>
    <style:style style:name="P41" style:family="paragraph" style:parent-style-name="Table_20_Contents">
      <style:text-properties fo:font-size="10.5pt" style:font-size-asian="10.5pt" style:font-size-complex="10.5pt"/>
    </style:style>
    <style:style style:name="P42" style:family="paragraph" style:parent-style-name="Text_20_body">
      <style:text-properties fo:font-size="10.5pt" fo:font-weight="normal" style:font-size-asian="10.5pt" style:font-weight-asian="normal" style:font-size-complex="10.5pt"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text-properties fo:font-size="10pt" fo:font-weight="normal" style:font-size-asian="10pt" style:font-weight-asian="normal" style:font-size-complex="10pt" style:font-weight-complex="normal"/>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paragraph-properties>
        <style:tab-stops>
          <style:tab-stop style:position="0.6634in"/>
        </style:tab-stops>
      </style:paragraph-properties>
      <style:text-properties fo:font-size="10pt" style:font-size-asian="10pt" style:font-size-complex="10pt"/>
    </style:style>
    <style:style style:name="P53" style:family="paragraph" style:parent-style-name="Table_20_Heading">
      <style:paragraph-properties fo:text-align="start" style:justify-single-word="false">
        <style:tab-stops>
          <style:tab-stop style:position="0.6634in"/>
        </style:tab-stops>
      </style:paragraph-properties>
      <style:text-properties fo:font-size="10pt" fo:font-weight="normal" style:font-size-asian="10pt" style:font-weight-asian="normal" style:font-size-complex="10pt" style:font-weight-complex="normal"/>
    </style:style>
    <style:style style:name="P54" style:family="paragraph" style:parent-style-name="Table_20_Contents">
      <style:paragraph-properties>
        <style:tab-stops>
          <style:tab-stop style:position="0.6634in"/>
        </style:tab-stops>
      </style:paragraph-properties>
      <style:text-properties fo:font-size="10pt" fo:font-weight="normal" style:font-size-asian="10pt" style:font-weight-asian="normal" style:font-size-complex="10pt" style:font-weight-complex="normal"/>
    </style:style>
    <style:style style:name="P55" style:family="paragraph" style:parent-style-name="Text_20_body" style:list-style-name="L23"/>
    <style:style style:name="P56" style:family="paragraph" style:parent-style-name="Text_20_body" style:list-style-name="L2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T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Guide</text:p>
          <text:p text:style-name="P3"/>
          <text:p text:style-name="P2"/>
          <text:p text:style-name="P4"><text:bookmark-start text:name="DDE_LINK"/>Apache Roller</text:p>
          <text:p text:style-name="P5"><text:s/>(incubating) </text:p>
          <text:p text:style-name="P4">Version 3.<text:bookmark-end text:name="DDE_LINK"/>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3</text:p>
              <text:p text:style-name="P9">2 - Overview<text:tab/>4</text:p>
              <text:p text:style-name="P10">2.1 - Page templates<text:tab/>4</text:p>
              <text:p text:style-name="P10">2.2 - The Velocity template language<text:tab/>4</text:p>
              <text:p text:style-name="P9">3 - Editing and creating page templates<text:tab/>6</text:p>
              <text:p text:style-name="P10">3.1 - The Weblog template<text:tab/>6</text:p>
              <text:p text:style-name="P10">3.2 - The _day template<text:tab/>8</text:p>
              <text:p text:style-name="P10">3.3 - Customizing your theme<text:tab/>9</text:p>
              <text:p text:style-name="P10">3.4 - Editing and creating page templates<text:tab/>10</text:p>
              <text:p text:style-name="P9">4 - Using models, objects and macros<text:tab/>12</text:p>
              <text:p text:style-name="P10">4.1 - Accessing data via models and objects<text:tab/>12</text:p>
              <text:p text:style-name="P10">4.2 - Calling macros<text:tab/>12</text:p>
              <text:p text:style-name="P10">4.3 - A word about pagers<text:tab/>13</text:p>
              <text:p text:style-name="P9">5 - Model Object Reference <text:tab/>14</text:p>
              <text:p text:style-name="P10">5.1 - $config<text:tab/>14</text:p>
              <text:p text:style-name="P10">5.2 - $model<text:tab/>15</text:p>
              <text:p text:style-name="P10">5.3 - $url<text:tab/>17</text:p>
              <text:p text:style-name="P10">5.4 - $utils<text:tab/>18</text:p>
              <text:p text:style-name="P9">6 - Data Object Reference<text:tab/>19</text:p>
              <text:p text:style-name="P10">6.1 - Bookmark<text:tab/>19</text:p>
              <text:p text:style-name="P10">6.2 - BookmarkFolder<text:tab/>19</text:p>
              <text:p text:style-name="P10">6.3 - Comment<text:tab/>20</text:p>
              <text:p text:style-name="P10">6.4 - PageTemplate<text:tab/>20</text:p>
              <text:p text:style-name="P10">6.5 - Referrer<text:tab/>20</text:p>
              <text:p text:style-name="P10">6.6 - TagStat<text:tab/>21</text:p>
              <text:p text:style-name="P10">6.7 - User<text:tab/>21</text:p>
              <text:p text:style-name="P10">6.8 - Weblog<text:tab/>21</text:p>
              <text:p text:style-name="P10">6.9 - WeblogCategory<text:tab/>22</text:p>
              <text:p text:style-name="P10">6.10 - WeblogEntry<text:tab/>22</text:p>
              <text:p text:style-name="P10">6.11 - WeblogEntryTag<text:tab/>23</text:p>
              <text:p text:style-name="P10">6.12 - WeblogEntryAttribute<text:tab/>23</text:p>
              <text:p text:style-name="P9">7 - Macro Reference<text:tab/>24</text:p>
              <text:p text:style-name="P10">7.1 - Entry macros<text:tab/>24</text:p>
              <text:p text:style-name="P10">7.2 - Comment macros<text:tab/>24</text:p>
              <text:p text:style-name="P10">7.3 - List macros<text:tab/>24</text:p>
              <text:p text:style-name="P10">7.4 - Menu macros<text:tab/>24</text:p>
              <text:p text:style-name="P10">7.5 - Search macros<text:tab/>24</text:p>
              <text:p text:style-name="P10">7.6 - Misc. macros<text:tab/>25</text:p>
              <text:p text:style-name="P10">7.7 - Displaying a Tag Cloud<text:tab/>25</text:p>
              <text:p text:style-name="P9">8 - Additional models<text:tab/>26</text:p>
              <text:p text:style-name="P10">8.1 - $site<text:tab/>26</text:p>
              <text:p text:style-name="P10">8.2 - $planet<text:tab/>27</text:p>
            </text:index-body>
          </text:table-of-content>
          <text:p text:style-name="Text_20_body"/>
          <text:h text:style-name="P1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1"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3"><text:s text:c="8"/>#foreach ($cat in $model.weblog.categories)</text:p>
          <text:p text:style-name="P13"><text:s text:c="12"/>#if ($cat.name != "Music")</text:p>
          <text:p text:style-name="Code"><text:s text:c="16"/><text:span text:style-name="T1">$cat.name</text:span>&lt;br&gt;</text:p>
          <text:p text:style-name="Code"><text:s text:c="12"/><text:span text:style-name="T1">#end</text:span></text:p>
          <text:p text:style-name="P1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3"><text:s text:c="8"/>#set($rootFolder = $model.weblog.getBookmarkFolder("/"))</text:p>
          <text:p text:style-name="P13"><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4"><text:a xlink:type="simple" xlink:href="http://jakarta.apache.org/velocity/docs/user-guide.html">http://jakarta.apache.org/velocity/docs/user-guide.html</text:a></text:p>
            </text:list-item>
            <text:list-item>
              <text:p text:style-name="P14"><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3"><text:s text:c="16"/>#if ($model.results)<text:tab/><text:tab/><text:tab/><text:tab/><text:tab/><text:tab/><text:tab/>#7</text:p>
          <text:p text:style-name="P13"><text:s text:c="20"/>#showWeblogSearchAgainForm($model.weblog)<text:tab/><text:tab/></text:p>
          <text:p text:style-name="P13"><text:s text:c="20"/>#showNextPrevSearchControl($pager) <text:s text:c="10"/><text:tab/></text:p>
          <text:p text:style-name="P13"><text:s text:c="16"/>#else</text:p>
          <text:p text:style-name="P13"><text:s text:c="20"/>#showNextPrevEntriesControl($pager) <text:s text:c="5"/><text:tab/><text:tab/><text:tab/>#8</text:p>
          <text:p text:style-name="P13"><text:s text:c="16"/>#end</text:p>
          <text:p text:style-name="Code"><text:s text:c="12"/>&lt;/div&gt;</text:p>
          <text:p text:style-name="P13"><text:s text:c="12"/>#showWeblogEntriesPager($pager) <text:s text:c="4"/><text:tab/><text:tab/><text:tab/><text:tab/><text:tab/>#9</text:p>
          <text:p text:style-name="P13"><text:s text:c="12"/>#if ($model.permalink) <text:s text:c="18"/><text:tab/><text:tab/><text:tab/><text:tab/><text:tab/>#10</text:p>
          <text:p text:style-name="P13"><text:s text:c="15"/>#showWeblogEntryComments($entry) <text:s text:c="6"/><text:tab/><text:tab/><text:tab/></text:p>
          <text:p text:style-name="P13"><text:s text:c="15"/>#showWeblogEntryCommentForm($entry) <text:s text:c="4"/><text:tab/><text:tab/><text:tab/></text:p>
          <text:p text:style-name="P1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6"><text:span text:style-name="T1">HTML title</text:span><text:line-break/>For the HTML title we use the weblog's name, a colon and the name of the page template that is currently being displayed.</text:p>
                    </text:list-item>
                    <text:list-item>
                      <text:p text:style-name="P16"><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6"><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6"><text:span text:style-name="T1">Display a page title</text:span><text:line-break/>Here we use the weblog's name again in an <text:span text:style-name="T4">&lt;h1&gt;</text:span> title.</text:p>
                    </text:list-item>
                    <text:list-item>
                      <text:p text:style-name="P16"><text:span text:style-name="T1">Category links list</text:span><text:line-break/>Display a list of weblog category links.</text:p>
                    </text:list-item>
                    <text:list-item>
                      <text:p text:style-name="P16"><text:span text:style-name="T1">Get entries pager</text:span><text:line-break/>Get the entries pager object so we can display entries and a paging control.</text:p>
                    </text:list-item>
                    <text:list-item>
                      <text:p text:style-name="P16"><text:span text:style-name="T1">Show search results control?</text:span> <text:line-break/>Show search results pager control if search in progress</text:p>
                    </text:list-item>
                    <text:list-item>
                      <text:p text:style-name="P16"><text:span text:style-name="T1">Else . . .<text:line-break/></text:span>Show normal entries pager control. </text:p>
                    </text:list-item>
                    <text:list-item>
                      <text:p text:style-name="P16"><text:span text:style-name="T1">Show entries</text:span><text:line-break/>Show current page's worth of entries (or search results). Calls on <text:span text:style-name="T1">_day</text:span> template to do the display of each day's worth of entries.</text:p>
                    </text:list-item>
                    <text:list-item>
                      <text:p text:style-name="P16"><text:span text:style-name="T1">Show comments?</text:span> <text:line-break/>If we're on a permalink page, then show comments and comments form</text:p>
                    </text:list-item>
                    <text:list-item>
                      <text:p text:style-name="P16"><text:span text:style-name="T1">Show the calendar</text:span> <text:line-break/>Show the standard weblog calendar.</text:p>
                    </text:list-item>
                    <text:list-item>
                      <text:p text:style-name="P16"><text:span text:style-name="T1">Show feed links</text:span><text:line-break/>Show links to all available Atom entry feeds, one per category.</text:p>
                    </text:list-item>
                    <text:list-item>
                      <text:p text:style-name="P16"><text:span text:style-name="T1">Search form</text:span><text:line-break/>Show the weblog search form, false indicates no category chooser.</text:p>
                    </text:list-item>
                    <text:list-item>
                      <text:p text:style-name="P16"><text:span text:style-name="T1">Display blogroll</text:span><text:line-break/>Display contents of the root bookmark folder.</text:p>
                    </text:list-item>
                    <text:list-item>
                      <text:p text:style-name="P16"><text:span text:style-name="T1">Show page menu</text:span><text:line-break/>Display navigation bar of pages available in weblog.</text:p>
                    </text:list-item>
                    <text:list-item>
                      <text:p text:style-name="P16"><text:span text:style-name="T1">Show author menu</text:span><text:line-break/>Display author's menu, only visible to authorized users.</text:p>
                    </text:list-item>
                    <text:list-item>
                      <text:p text:style-name="P16"><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7"/>
          <text:p text:style-name="Text_20_body">And here's a point-by-point description of the template language expressions and statements found in the above day template:</text:p>
          <text:list text:style-name="L4">
            <text:list-item>
              <text:p text:style-name="P18"><text:span text:style-name="T1">Display day header.</text:span><text:line-break/>For the day header, we display the current date in a long format.</text:p>
            </text:list-item>
            <text:list-item>
              <text:p text:style-name="P18"><text:span text:style-name="T1">Loop through day's entries.</text:span><text:line-break/>Here we use a $foreach loop to iterate through the $entries collection</text:p>
            </text:list-item>
            <text:list-item>
              <text:p text:style-name="P18"><text:span text:style-name="T1">Display entry title.</text:span><text:line-break/>Display the entry title in a &lt;div&gt; so that it can be easily <text:s/>styled.</text:p>
            </text:list-item>
            <text:list-item>
              <text:p text:style-name="P18"><text:span text:style-name="T1">Display entry content or summary.</text:span><text:line-break/>If we're on a permalink page, show the entry's content. Otherwise, show the summary if a summary is available.</text:p>
            </text:list-item>
            <text:list-item>
              <text:p text:style-name="P18"><text:span text:style-name="T1">Display entry permalink.</text:span><text:line-break/>Display permanent link to the entry.</text:p>
            </text:list-item>
            <text:list-item>
              <text:p text:style-name="P18"><text:span text:style-name="T1">Display entry author's name.</text:span><text:line-break/>Display the name of the author of the entry.</text:p>
            </text:list-item>
            <text:list-item>
              <text:p text:style-name="P18"><text:span text:style-name="T1">Display entry category.</text:span><text:line-break/>Display the name of the category associated with the entry.</text:p>
            </text:list-item>
            <text:list-item>
              <text:p text:style-name="P18"><text:span text:style-name="T1">Show edit link.</text:span><text:line-break/>If user is authorized, display link to edit the entry.</text:p>
            </text:list-item>
            <text:list-item>
              <text:p text:style-name="P1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5">
            <text:list-item>
              <text:p text:style-name="P19"><draw:frame draw:style-name="fr1" draw:name="graphics1" text:anchor-type="paragraph" svg:x="0.5508in" svg:y="0.5035in" svg:width="6.0618in" svg:height="3.5425in" draw:z-index="0"><draw:image xlink:href="Pictures/1000020100000305000001D7BFE90EA6.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19"><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19"><draw:frame draw:style-name="fr1" draw:name="graphics2" text:anchor-type="paragraph" svg:x="0.5882in" svg:y="0.7665in" svg:width="3.8555in" svg:height="0.9744in" draw:z-index="2"><draw:image xlink:href="Pictures/10000201000001AD0000006E8E5B81B6.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1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3BE4C6E2.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20"><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0"><text:span text:style-name="T1">Description</text:span>: You can enter an option description for each page for display or just as a reminder to yourself as to the purpose of the page.</text:p>
            </text:list-item>
            <text:list-item>
              <text:p text:style-name="P20"><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0"><text:span text:style-name="T1">Navbar</text:span>: This is a flag that indicates whether the page is to be shown in the weblog navigation bar that is produced by the <text:span text:style-name="T4">#showPageMenu()</text:span> macro.</text:p>
            </text:list-item>
            <text:list-item>
              <text:p text:style-name="P20"><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draw:image xlink:href="Pictures/100002010000030900000217FB73282D.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3"><text:tab/>#showWeblogEntryCalendar($model.weblog "nil") </text:p>
          <text:p text:style-name="P1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2"><text:bookmark-start text:name="DDE_LINK6"/>$pager.homeLink <text:tab/><text:tab/>– URL of the first page of results</text:p>
            </text:list-item>
            <text:list-item>
              <text:p text:style-name="P22">$pager.homeName <text:tab/><text:tab/>– Name to be displayed for that URL</text:p>
            </text:list-item>
            <text:list-item>
              <text:p text:style-name="P22">$pager.nextLink <text:tab/><text:tab/><text:tab/>– URL of the next page of results</text:p>
            </text:list-item>
            <text:list-item>
              <text:p text:style-name="P22">$pager.nextName <text:tab/><text:tab/>– Name to be displayed for that URL</text:p>
            </text:list-item>
            <text:list-item>
              <text:p text:style-name="P22">$pager.prevLink <text:tab/><text:tab/><text:tab/>– URL of the previous page of results</text:p>
            </text:list-item>
            <text:list-item>
              <text:p text:style-name="P22">$pager.prevName <text:tab/><text:tab/>– Name to be displayed for that URL</text:p>
            </text:list-item>
            <text:list-item>
              <text:p text:style-name="P22">$pager.items <text:tab/><text:tab/><text:tab/>– Collection of data objects; the current page of results</text:p>
            </text:list-item>
          </text:list>
          <text:p text:style-name="P23"><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4">$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nextCollectionLink <text:tab/>– URL of next collection in sequence</text:p>
            </text:list-item>
            <text:list-item>
              <text:p text:style-name="P24">$pager.nextCollectionName <text:tab/>– Name to be displayed for that URL</text:p>
            </text:list-item>
            <text:list-item>
              <text:p text:style-name="P24">$pager.prevCollectionLink <text:tab/>– URL of previous collection in sequence</text:p>
            </text:list-item>
            <text:list-item>
              <text:p text:style-name="P24">$pager.prevCollectionName <text:tab/>– Name to be displayed for that URL</text:p>
            </text:list-item>
            <text:list-item>
              <text:p text:style-name="P24">$pager.items <text:tab/><text:tab/><text:tab/>– Collection of data objects; the current page of results</text:p>
            </text:list-item>
          </text:list>
          <text:p text:style-name="Text_20_body"/>
          <text:h text:style-name="P11" text:outline-level="1">Model Object Reference </text:h>
          <text:p text:style-name="Text_20_body">This section covers the standard model objects available in all page templates:</text:p>
          <text:list text:style-name="L10">
            <text:list-item>
              <text:p text:style-name="P25">$config – provides access to the Roller site configuration parameters</text:p>
            </text:list-item>
            <text:list-item>
              <text:p text:style-name="P25">$model – provides access to data for one specific weblog</text:p>
            </text:list-item>
            <text:list-item>
              <text:p text:style-name="P25">$url – for creating Roller URLs and URLs within one specific weblog</text:p>
            </text:list-item>
            <text:list-item>
              <text:p text:style-name="P2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6">Property Name</text:p>
                </table:table-cell>
                <table:table-cell table:style-name="Table9.A1" office:value-type="string">
                  <text:p text:style-name="P27">Type</text:p>
                </table:table-cell>
                <table:table-cell table:style-name="Table9.C1" office:value-type="string">
                  <text:p text:style-name="P27">Description</text:p>
                </table:table-cell>
              </table:table-row>
            </table:table-header-rows>
            <table:table-row>
              <table:table-cell table:style-name="Table9.A2" office:value-type="string">
                <text:p text:style-name="P28">$config.commentAutoFormat</text:p>
              </table:table-cell>
              <table:table-cell table:style-name="Table9.A2" office:value-type="string">
                <text:p text:style-name="P29">Boolean</text:p>
              </table:table-cell>
              <table:table-cell table:style-name="Table9.C2" office:value-type="string">
                <text:p text:style-name="P29">True if comments should be formatted with added line feeds.</text:p>
              </table:table-cell>
            </table:table-row>
            <table:table-row>
              <table:table-cell table:style-name="Table9.A2" office:value-type="string">
                <text:p text:style-name="P28">$config.commentEmailNotify</text:p>
              </table:table-cell>
              <table:table-cell table:style-name="Table9.A2" office:value-type="string">
                <text:p text:style-name="P29">Boolean</text:p>
              </table:table-cell>
              <table:table-cell table:style-name="Table9.C2" office:value-type="string">
                <text:p text:style-name="P30">True if notification of new comments via email is enabled.</text:p>
              </table:table-cell>
            </table:table-row>
            <table:table-row>
              <table:table-cell table:style-name="Table9.A2" office:value-type="string">
                <text:p text:style-name="P28">$config.commentEscapeHtml</text:p>
              </table:table-cell>
              <table:table-cell table:style-name="Table9.A2" office:value-type="string">
                <text:p text:style-name="P29">Boolean</text:p>
              </table:table-cell>
              <table:table-cell table:style-name="Table9.C2" office:value-type="string">
                <text:p text:style-name="P31">True if all HTML will be stripped of comments before display.</text:p>
              </table:table-cell>
            </table:table-row>
            <table:table-row>
              <table:table-cell table:style-name="Table9.A2" office:value-type="string">
                <text:p text:style-name="P28">$config.feedMaxSize</text:p>
              </table:table-cell>
              <table:table-cell table:style-name="Table9.A2" office:value-type="string">
                <text:p text:style-name="P29"><text:bookmark-start text:name="DDE_LINK71"/>I<text:bookmark-end text:name="DDE_LINK71"/>nteger</text:p>
              </table:table-cell>
              <table:table-cell table:style-name="Table9.C2" office:value-type="string">
                <text:p text:style-name="P31">Maximum number of items displayed in RSS and Atom feeds.</text:p>
              </table:table-cell>
            </table:table-row>
            <table:table-row>
              <table:table-cell table:style-name="Table9.A2" office:value-type="string">
                <text:p text:style-name="P28">$config.feedStyle</text:p>
              </table:table-cell>
              <table:table-cell table:style-name="Table9.A2" office:value-type="string">
                <text:p text:style-name="P29">Boolean</text:p>
              </table:table-cell>
              <table:table-cell table:style-name="Table9.C2" office:value-type="string">
                <text:p text:style-name="P31">True if feeds are displayed with user-friendly formatting (via XSL stylesheet).</text:p>
              </table:table-cell>
            </table:table-row>
            <table:table-row>
              <table:table-cell table:style-name="Table9.A2" office:value-type="string">
                <text:p text:style-name="P28">$config.rollerVersion</text:p>
              </table:table-cell>
              <table:table-cell table:style-name="Table9.A2" office:value-type="string">
                <text:p text:style-name="P29">String</text:p>
              </table:table-cell>
              <table:table-cell table:style-name="Table9.C2" office:value-type="string">
                <text:p text:style-name="P31">Version number of Roller build.</text:p>
              </table:table-cell>
            </table:table-row>
            <table:table-row>
              <table:table-cell table:style-name="Table9.A2" office:value-type="string">
                <text:p text:style-name="P28">$config.registrationEnabled</text:p>
              </table:table-cell>
              <table:table-cell table:style-name="Table9.A2" office:value-type="string">
                <text:p text:style-name="P29">Boolean</text:p>
              </table:table-cell>
              <table:table-cell table:style-name="Table9.C2" office:value-type="string">
                <text:p text:style-name="P31">True if new user registration is enabled.</text:p>
              </table:table-cell>
            </table:table-row>
            <table:table-row>
              <table:table-cell table:style-name="Table9.A2" office:value-type="string">
                <text:p text:style-name="P28">$config.registrationURL</text:p>
              </table:table-cell>
              <table:table-cell table:style-name="Table9.A2" office:value-type="string">
                <text:p text:style-name="P29">Boolean</text:p>
              </table:table-cell>
              <table:table-cell table:style-name="Table9.C2" office:value-type="string">
                <text:p text:style-name="P31">URL of new user registration site (if not using standard Roller registration).</text:p>
              </table:table-cell>
            </table:table-row>
            <table:table-row>
              <table:table-cell table:style-name="Table9.A2" office:value-type="string">
                <text:p text:style-name="P28">$config.siteDescription</text:p>
              </table:table-cell>
              <table:table-cell table:style-name="Table9.A2" office:value-type="string">
                <text:p text:style-name="P29">String</text:p>
              </table:table-cell>
              <table:table-cell table:style-name="Table9.C2" office:value-type="string">
                <text:p text:style-name="P31">Description of this Roller site.</text:p>
              </table:table-cell>
            </table:table-row>
            <table:table-row>
              <table:table-cell table:style-name="Table9.A2" office:value-type="string">
                <text:p text:style-name="P28">$config.siteEmail</text:p>
              </table:table-cell>
              <table:table-cell table:style-name="Table9.A2" office:value-type="string">
                <text:p text:style-name="P29">String</text:p>
              </table:table-cell>
              <table:table-cell table:style-name="Table9.C2" office:value-type="string">
                <text:p text:style-name="P31">Email address of this Roller site's administrator.</text:p>
              </table:table-cell>
            </table:table-row>
            <table:table-row>
              <table:table-cell table:style-name="Table9.A2" office:value-type="string">
                <text:p text:style-name="P28">$config.siteName</text:p>
              </table:table-cell>
              <table:table-cell table:style-name="Table9.A2" office:value-type="string">
                <text:p text:style-name="P29">String</text:p>
              </table:table-cell>
              <table:table-cell table:style-name="Table9.C2" office:value-type="string">
                <text:p text:style-name="P31">Name of this Roller site.</text:p>
              </table:table-cell>
            </table:table-row>
            <table:table-row>
              <table:table-cell table:style-name="Table9.A2" office:value-type="string">
                <text:p text:style-name="P28">$config.siteShortName</text:p>
              </table:table-cell>
              <table:table-cell table:style-name="Table9.A2" office:value-type="string">
                <text:p text:style-name="P29"><text:bookmark-start text:name="DDE_LINK2"/>String<text:bookmark-end text:name="DDE_LINK2"/></text:p>
              </table:table-cell>
              <table:table-cell table:style-name="Table9.C2" office:value-type="string">
                <text:p text:style-name="P31">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2"><text:span text:style-name="T1">boolean getBooleanProperty(String propertyName)</text:span><text:line-break/>Returns the named runtime property as a booean.</text:p>
            </text:list-item>
            <text:list-item>
              <text:p text:style-name="P32"><text:span text:style-name="T1">String getProperty(String propertyName)</text:span><text:line-break/>Returns the named runtime property as a String.</text:p>
            </text:list-item>
            <text:list-item>
              <text:p text:style-name="P32"><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854in" svg:y="0.2307in" svg:width="7.0555in" draw:z-index="4"><draw:text-box fo:min-height="3.9583in"><text:p text:style-name="Frame_20_contents"><draw:rect text:anchor-type="paragraph" draw:z-index="32" draw:style-name="gr1" draw:text-style-name="P33" svg:width="1.4795in" svg:height="0.3106in" svg:x="1.4563in" svg:y="1.9098in"><text:p text:style-name="P33">Weblog</text:p></draw:rect><draw:rect text:anchor-type="paragraph" draw:z-index="33" draw:style-name="gr1" draw:text-style-name="P33" svg:width="1.4795in" svg:height="0.3106in" svg:x="1.5701in" svg:y="1.248in"><text:p text:style-name="P33">Weblog Entry</text:p></draw:rect><draw:rect text:anchor-type="paragraph" draw:z-index="5" draw:style-name="gr1" draw:text-style-name="P33" svg:width="1.4795in" svg:height="0.3106in" svg:x="1.2382in" svg:y="2.6382in"><text:p text:style-name="P33">Weblog Page</text:p></draw:rect><draw:rect text:anchor-type="paragraph" draw:z-index="6" draw:style-name="gr1" draw:text-style-name="P33" svg:width="1.4795in" svg:height="0.3106in" svg:x="0.9429in" svg:y="3.0689in"><text:p text:style-name="P33">Weblog Category</text:p></draw:rect><draw:rect text:anchor-type="paragraph" draw:z-index="7" draw:style-name="gr2" draw:text-style-name="P33" svg:width="1.4795in" svg:height="0.3106in" svg:x="4.4008in" svg:y="1.3835in"><text:p/></draw:rect><draw:rect text:anchor-type="paragraph" draw:z-index="8" draw:style-name="gr1" draw:text-style-name="P33" svg:width="1.4795in" svg:height="0.3106in" svg:x="4.3055in" svg:y="1.2984in"><text:p text:style-name="P33">Recent entries</text:p></draw:rect><draw:rect text:anchor-type="paragraph" draw:z-index="9" draw:style-name="gr2" draw:text-style-name="P33" svg:width="1.4795in" svg:height="0.3106in" svg:x="4.4008in" svg:y="1.952in"><text:p/></draw:rect><draw:rect text:anchor-type="paragraph" draw:z-index="10" draw:style-name="gr1" draw:text-style-name="P33" svg:width="1.4795in" svg:height="0.3106in" svg:x="4.3055in" svg:y="1.8673in"><text:p text:style-name="P33">Recent Comments</text:p></draw:rect><draw:rect text:anchor-type="paragraph" draw:z-index="12" draw:style-name="gr1" draw:text-style-name="P33" svg:width="1.4795in" svg:height="0.3106in" svg:x="4.3055in" svg:y="2.4264in"><text:p text:style-name="P33">Bookmark Folders</text:p></draw:rect><draw:rect text:anchor-type="paragraph" draw:z-index="13" draw:style-name="gr2" draw:text-style-name="P33" svg:width="1.4795in" svg:height="0.3106in" svg:x="4.3835in" svg:y="0.2382in"><text:p/></draw:rect><draw:rect text:anchor-type="paragraph" draw:z-index="14" draw:style-name="gr1" draw:text-style-name="P33" svg:width="1.4795in" svg:height="0.3106in" svg:x="4.2882in" svg:y="0.1602in"><text:p text:style-name="P33">Weblog Entries</text:p></draw:rect><draw:rect text:anchor-type="paragraph" draw:z-index="15" draw:style-name="gr2" draw:text-style-name="P33" svg:width="1.4795in" svg:height="0.3106in" svg:x="4.4008in" svg:y="3.098in"><text:p/></draw:rect><draw:rect text:anchor-type="paragraph" draw:z-index="16" draw:style-name="gr1" draw:text-style-name="P33" svg:width="1.4795in" svg:height="0.3106in" svg:x="4.3055in" svg:y="3.0043in"><text:p text:style-name="P33">Weblog Pages</text:p></draw:rect><draw:rect text:anchor-type="paragraph" draw:z-index="17" draw:style-name="gr2" draw:text-style-name="P33" svg:width="1.4795in" svg:height="0.3106in" svg:x="4.3925in" svg:y="0.8346in"><text:p/></draw:rect><draw:rect text:anchor-type="paragraph" draw:z-index="18" draw:style-name="gr1" draw:text-style-name="P33" svg:width="1.4795in" svg:height="0.3106in" svg:x="4.2972in" svg:y="0.75in"><text:p text:style-name="P33">Comments</text:p></draw:rect><draw:line text:anchor-type="paragraph" draw:z-index="19" draw:style-name="gr3" draw:text-style-name="P33" svg:x1="0.7102in" svg:y1="0.4634in" svg:x2="1.5701in" svg:y2="1.248in"><text:p/></draw:line><draw:line text:anchor-type="paragraph" draw:z-index="20" draw:style-name="gr3" draw:text-style-name="P33" svg:x1="0.8335in" svg:y1="0.4634in" svg:x2="1.7118in" svg:y2="0.8244in"><text:p/></draw:line><draw:line text:anchor-type="paragraph" draw:z-index="21" draw:style-name="gr3" draw:text-style-name="P33" svg:x1="0.6252in" svg:y1="0.4634in" svg:x2="1.4563in" svg:y2="1.9098in"><text:p/></draw:line><draw:line text:anchor-type="paragraph" draw:z-index="22" draw:style-name="gr3" draw:text-style-name="P33" svg:x1="0.5402in" svg:y1="0.4634in" svg:x2="1.2382in" svg:y2="2.6386in"><text:p/></draw:line><draw:line text:anchor-type="paragraph" draw:z-index="23" draw:style-name="gr3" draw:text-style-name="P33" svg:x1="0.4547in" svg:y1="0.4634in" svg:x2="0.9429in" svg:y2="3.0689in"><text:p/></draw:line><draw:line text:anchor-type="paragraph" draw:z-index="24" draw:style-name="gr3" draw:text-style-name="P33" svg:x1="3.1909in" svg:y1="0.9634in" svg:x2="4.2882in" svg:y2="0.3189in"><text:p/></draw:line><draw:line text:anchor-type="paragraph" draw:z-index="25" draw:style-name="gr3" draw:text-style-name="P33" svg:x1="3.0492in" svg:y1="1.3984in" svg:x2="4.2972in" svg:y2="0.8874in"><text:p/></draw:line><draw:line text:anchor-type="paragraph" draw:z-index="26" draw:style-name="gr3" draw:text-style-name="P33" svg:x1="2.9354in" svg:y1="1.9535in" svg:x2="4.3055in" svg:y2="1.4744in"><text:p/></draw:line><draw:line text:anchor-type="paragraph" draw:z-index="27" draw:style-name="gr3" draw:text-style-name="P33" svg:x1="2.9354in" svg:y1="2.0953in" svg:x2="4.3055in" svg:y2="2.5917in"><text:p/></draw:line><draw:line text:anchor-type="paragraph" draw:z-index="28" draw:style-name="gr3" draw:text-style-name="P33" svg:x1="2.9354in" svg:y1="2.0236in" svg:x2="4.3055in" svg:y2="2.0236in"><text:p/></draw:line><draw:line text:anchor-type="paragraph" draw:z-index="29" draw:style-name="gr3" draw:text-style-name="P33" svg:x1="2.9354in" svg:y1="2.1618in" svg:x2="4.3055in" svg:y2="3.1311in"><text:p/></draw:line><draw:rect text:anchor-type="paragraph" draw:z-index="30" draw:style-name="gr1" draw:text-style-name="P33" svg:width="1.4795in" svg:height="0.3106in" svg:x="1.7118in" svg:y="0.8244in"><text:p text:style-name="P33">Pager</text:p></draw:rect><draw:rect text:anchor-type="paragraph" draw:z-index="31" draw:style-name="gr1" draw:text-style-name="P33" svg:width="1.4795in" svg:height="0.3106in" svg:x="0.1402in" svg:y="0.1528in"><text:p text:style-name="P33">Model</text:p></draw:rect><draw:rect text:anchor-type="paragraph" draw:z-index="11" draw:style-name="gr2" draw:text-style-name="P33" svg:width="1.4795in" svg:height="0.3106in" svg:x="4.4008in" svg:y="2.5201in"><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6">Name</text:p>
                </table:table-cell>
                <table:table-cell table:style-name="Table16.A1" office:value-type="string">
                  <text:p text:style-name="P27">Type</text:p>
                </table:table-cell>
                <table:table-cell table:style-name="Table16.C1" office:value-type="string">
                  <text:p text:style-name="P27">Description</text:p>
                </table:table-cell>
              </table:table-row>
            </table:table-header-rows>
            <table:table-row>
              <table:table-cell table:style-name="Table16.A2" office:value-type="string">
                <text:p text:style-name="P28">$model.commentForm</text:p>
              </table:table-cell>
              <table:table-cell table:style-name="Table16.A2" office:value-type="string">
                <text:p text:style-name="P29">CommentForm</text:p>
              </table:table-cell>
              <table:table-cell table:style-name="Table16.C2" office:value-type="string">
                <text:p text:style-name="P29">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28">$model.locale</text:p>
              </table:table-cell>
              <table:table-cell table:style-name="Table16.A2" office:value-type="string">
                <text:p text:style-name="P29">String</text:p>
              </table:table-cell>
              <table:table-cell table:style-name="Table16.C2" office:value-type="string">
                <text:p text:style-name="P30">Name of locale if one is specified in the URL.</text:p>
              </table:table-cell>
            </table:table-row>
            <table:table-row>
              <table:table-cell table:style-name="Table16.A2" office:value-type="string">
                <text:p text:style-name="P28">$model.weblog</text:p>
              </table:table-cell>
              <table:table-cell table:style-name="Table16.A2" office:value-type="string">
                <text:p text:style-name="P29">Weblog</text:p>
              </table:table-cell>
              <table:table-cell table:style-name="Table16.C2" office:value-type="string">
                <text:p text:style-name="P31">Current weblog being displayed.</text:p>
              </table:table-cell>
            </table:table-row>
            <table:table-row>
              <table:table-cell table:style-name="Table16.A2" office:value-type="string">
                <text:p text:style-name="P28">$model.weblogCategory</text:p>
              </table:table-cell>
              <table:table-cell table:style-name="Table16.A2" office:value-type="string">
                <text:p text:style-name="P29"><text:bookmark-start text:name="DDE_LINK72"/>W<text:bookmark-end text:name="DDE_LINK72"/>eblogCategory</text:p>
              </table:table-cell>
              <table:table-cell table:style-name="Table16.C2" office:value-type="string">
                <text:p text:style-name="P31">Weblog category specified by URL or null if not specified.</text:p>
              </table:table-cell>
            </table:table-row>
            <table:table-row>
              <table:table-cell table:style-name="Table16.A2" office:value-type="string">
                <text:p text:style-name="P28">$model.weblogEntry</text:p>
              </table:table-cell>
              <table:table-cell table:style-name="Table16.A2" office:value-type="string">
                <text:p text:style-name="P29">WeblogEntry</text:p>
              </table:table-cell>
              <table:table-cell table:style-name="Table16.C2" office:value-type="string">
                <text:p text:style-name="P31">Weblog entry object specified by URL or null if none specified.</text:p>
              </table:table-cell>
            </table:table-row>
            <table:table-row>
              <table:table-cell table:style-name="Table16.A2" office:value-type="string">
                <text:p text:style-name="P28">$model.weblogEntriesPager</text:p>
              </table:table-cell>
              <table:table-cell table:style-name="Table16.A2" office:value-type="string">
                <text:p text:style-name="P29">Pager</text:p>
              </table:table-cell>
              <table:table-cell table:style-name="Table16.C2" office:value-type="string">
                <text:p text:style-name="P31">Weblog entry pager for paging over entries specified by URL.</text:p>
              </table:table-cell>
            </table:table-row>
            <table:table-row>
              <table:table-cell table:style-name="Table16.A2" office:value-type="string">
                <text:p text:style-name="P28">$model.weblogPage</text:p>
              </table:table-cell>
              <table:table-cell table:style-name="Table16.A2" office:value-type="string">
                <text:p text:style-name="P29">PageTemplate</text:p>
              </table:table-cell>
              <table:table-cell table:style-name="Table16.C2" office:value-type="string">
                <text:p text:style-name="P31">Weblog page object specified or implied by URL.</text:p>
              </table:table-cell>
            </table:table-row>
            <table:table-row>
              <table:table-cell table:style-name="Table16.A2" office:value-type="string">
                <text:p text:style-name="P28">$model.permalink</text:p>
              </table:table-cell>
              <table:table-cell table:style-name="Table16.A2" office:value-type="string">
                <text:p text:style-name="P29">Boolean</text:p>
              </table:table-cell>
              <table:table-cell table:style-name="Table16.C2" office:value-type="string">
                <text:p text:style-name="P31">True if URL specifies one specific Weblog Entry permalink.</text:p>
              </table:table-cell>
            </table:table-row>
            <table:table-row>
              <table:table-cell table:style-name="Table16.A2" office:value-type="string">
                <text:p text:style-name="P28">$model.searchResults</text:p>
              </table:table-cell>
              <table:table-cell table:style-name="Table16.A2" office:value-type="string">
                <text:p text:style-name="P29">Boolean</text:p>
              </table:table-cell>
              <table:table-cell table:style-name="Table16.C2" office:value-type="string">
                <text:p text:style-name="P31">True if displaying search results.</text:p>
              </table:table-cell>
            </table:table-row>
            <table:table-row>
              <table:table-cell table:style-name="Table16.A2" office:value-type="string">
                <text:p text:style-name="P28">$model.tags</text:p>
              </table:table-cell>
              <table:table-cell table:style-name="Table16.A2" office:value-type="string">
                <text:p text:style-name="P29">List of strings</text:p>
              </table:table-cell>
              <table:table-cell table:style-name="Table16.C2" office:value-type="string">
                <text:p text:style-name="P31">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6">Name</text:p>
                </table:table-cell>
                <table:table-cell table:style-name="Table17.A1" office:value-type="string">
                  <text:p text:style-name="P27">Type</text:p>
                </table:table-cell>
                <table:table-cell table:style-name="Table17.C1" office:value-type="string">
                  <text:p text:style-name="P27">Description</text:p>
                </table:table-cell>
              </table:table-row>
            </table:table-header-rows>
            <table:table-row>
              <table:table-cell table:style-name="Table17.A2" office:value-type="string">
                <text:p text:style-name="P28">$model.categories</text:p>
              </table:table-cell>
              <table:table-cell table:style-name="Table17.A2" office:value-type="string">
                <text:p text:style-name="P29">List of Strings</text:p>
              </table:table-cell>
              <table:table-cell table:style-name="Table17.C2" office:value-type="string">
                <text:p text:style-name="P29">List of category names available in search.</text:p>
              </table:table-cell>
            </table:table-row>
            <table:table-row>
              <table:table-cell table:style-name="Table17.A2" office:value-type="string">
                <text:p text:style-name="P28">$model.hits</text:p>
              </table:table-cell>
              <table:table-cell table:style-name="Table17.A2" office:value-type="string">
                <text:p text:style-name="P29">Integer</text:p>
              </table:table-cell>
              <table:table-cell table:style-name="Table17.C2" office:value-type="string">
                <text:p text:style-name="P29">Total number of hits found.</text:p>
              </table:table-cell>
            </table:table-row>
            <table:table-row>
              <table:table-cell table:style-name="Table17.A2" office:value-type="string">
                <text:p text:style-name="P28">$model.limit</text:p>
              </table:table-cell>
              <table:table-cell table:style-name="Table17.A2" office:value-type="string">
                <text:p text:style-name="P29">Integer</text:p>
              </table:table-cell>
              <table:table-cell table:style-name="Table17.C2" office:value-type="string">
                <text:p text:style-name="P29">Max. number of search results displayed per page.</text:p>
              </table:table-cell>
            </table:table-row>
            <table:table-row>
              <table:table-cell table:style-name="Table17.A2" office:value-type="string">
                <text:p text:style-name="P28">$model.offset</text:p>
              </table:table-cell>
              <table:table-cell table:style-name="Table17.A2" office:value-type="string">
                <text:p text:style-name="P29">Integer</text:p>
              </table:table-cell>
              <table:table-cell table:style-name="Table17.C2" office:value-type="string">
                <text:p text:style-name="P29">Offset into current page of search results.</text:p>
              </table:table-cell>
            </table:table-row>
            <table:table-row>
              <table:table-cell table:style-name="Table17.A2" office:value-type="string">
                <text:p text:style-name="P28">$model.weblogSpecificSearch</text:p>
              </table:table-cell>
              <table:table-cell table:style-name="Table17.A2" office:value-type="string">
                <text:p text:style-name="P29">Boolean</text:p>
              </table:table-cell>
              <table:table-cell table:style-name="Table17.C2" office:value-type="string">
                <text:p text:style-name="P29">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text:p>
            </text:list-item>
          </text:list>
          <text:p text:style-name="Text_20_body"/>
          <text:h text:style-name="P35"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6">Name</text:p>
                </table:table-cell>
                <table:table-cell table:style-name="Table12.A1" office:value-type="string">
                  <text:p text:style-name="P27">Type</text:p>
                </table:table-cell>
                <table:table-cell table:style-name="Table12.C1" office:value-type="string">
                  <text:p text:style-name="P27">Description</text:p>
                </table:table-cell>
              </table:table-row>
            </table:table-header-rows>
            <table:table-row>
              <table:table-cell table:style-name="Table12.A2" office:value-type="string">
                <text:p text:style-name="P28">$url.absoluteSite</text:p>
              </table:table-cell>
              <table:table-cell table:style-name="Table12.A2" office:value-type="string">
                <text:p text:style-name="P28">String</text:p>
              </table:table-cell>
              <table:table-cell table:style-name="Table12.C2" office:value-type="string">
                <text:p text:style-name="P28">Absolute URL of Roller site.</text:p>
              </table:table-cell>
            </table:table-row>
            <table:table-row>
              <table:table-cell table:style-name="Table12.A2" office:value-type="string">
                <text:p text:style-name="P28">$url.category(String catPath)</text:p>
              </table:table-cell>
              <table:table-cell table:style-name="Table12.A2" office:value-type="string">
                <text:p text:style-name="P28">String</text:p>
              </table:table-cell>
              <table:table-cell table:style-name="Table12.C2" office:value-type="string">
                <text:p text:style-name="P28">URL for one categor within weblog.</text:p>
              </table:table-cell>
            </table:table-row>
            <table:table-row>
              <table:table-cell table:style-name="Table12.A2" office:value-type="string">
                <text:p text:style-name="P28">$url.category(String catPath, int pageNum)</text:p>
              </table:table-cell>
              <table:table-cell table:style-name="Table12.A2" office:value-type="string">
                <text:p text:style-name="P28">String</text:p>
              </table:table-cell>
              <table:table-cell table:style-name="Table12.C2" office:value-type="string">
                <text:p text:style-name="P28">URL for one categor within weblog, w/page.</text:p>
              </table:table-cell>
            </table:table-row>
            <table:table-row>
              <table:table-cell table:style-name="Table12.A2" office:value-type="string">
                <text:p text:style-name="P28">$url.commentAuthenticator</text:p>
              </table:table-cell>
              <table:table-cell table:style-name="Table12.A2" office:value-type="string">
                <text:p text:style-name="P28">String</text:p>
              </table:table-cell>
              <table:table-cell table:style-name="Table12.C2" office:value-type="string">
                <text:p text:style-name="P28">URL of comment authenticator.</text:p>
              </table:table-cell>
            </table:table-row>
            <table:table-row>
              <table:table-cell table:style-name="Table12.A2" office:value-type="string">
                <text:p text:style-name="P28">$url.comment(String anchor, String timeStamp)</text:p>
              </table:table-cell>
              <table:table-cell table:style-name="Table12.A2" office:value-type="string">
                <text:p text:style-name="P28">String</text:p>
              </table:table-cell>
              <table:table-cell table:style-name="Table12.C2" office:value-type="string">
                <text:p text:style-name="P28">URL of comment for entry specified by anchor.</text:p>
              </table:table-cell>
            </table:table-row>
            <table:table-row>
              <table:table-cell table:style-name="Table12.A2" office:value-type="string">
                <text:p text:style-name="P28">$url.comments(String anchor)</text:p>
              </table:table-cell>
              <table:table-cell table:style-name="Table12.A2" office:value-type="string">
                <text:p text:style-name="P28">String</text:p>
              </table:table-cell>
              <table:table-cell table:style-name="Table12.C2" office:value-type="string">
                <text:p text:style-name="P28">URL of comments for entry specified by anchor.</text:p>
              </table:table-cell>
            </table:table-row>
            <table:table-row>
              <table:table-cell table:style-name="Table12.A2" office:value-type="string">
                <text:p text:style-name="P28">$url.createEntry</text:p>
              </table:table-cell>
              <table:table-cell table:style-name="Table12.A2" office:value-type="string">
                <text:p text:style-name="P28">String</text:p>
              </table:table-cell>
              <table:table-cell table:style-name="Table12.C2" office:value-type="string">
                <text:p text:style-name="P28">URL for new-entry page in Roller UI.</text:p>
              </table:table-cell>
            </table:table-row>
            <table:table-row>
              <table:table-cell table:style-name="Table12.A2" office:value-type="string">
                <text:p text:style-name="P28">$url.editEntry(String anchor)</text:p>
              </table:table-cell>
              <table:table-cell table:style-name="Table12.A2" office:value-type="string">
                <text:p text:style-name="P28">String</text:p>
              </table:table-cell>
              <table:table-cell table:style-name="Table12.C2" office:value-type="string">
                <text:p text:style-name="P28">URL for edit-single-entry page in Roller UI.</text:p>
              </table:table-cell>
            </table:table-row>
            <table:table-row>
              <table:table-cell table:style-name="Table12.A2" office:value-type="string">
                <text:p text:style-name="P28">$url.date(String dateString)</text:p>
              </table:table-cell>
              <table:table-cell table:style-name="Table12.A2" office:value-type="string">
                <text:p text:style-name="P28">String</text:p>
              </table:table-cell>
              <table:table-cell table:style-name="Table12.C2" office:value-type="string">
                <text:p text:style-name="P28">URL for one specific 6 or 8 character date.</text:p>
              </table:table-cell>
            </table:table-row>
            <table:table-row>
              <table:table-cell table:style-name="Table12.A2" office:value-type="string">
                <text:p text:style-name="P28">$url.date(String dateString, int pageNum)</text:p>
              </table:table-cell>
              <table:table-cell table:style-name="Table12.A2" office:value-type="string">
                <text:p text:style-name="P28">String</text:p>
              </table:table-cell>
              <table:table-cell table:style-name="Table12.C2" office:value-type="string">
                <text:p text:style-name="P28">URL for one specific 6 or 8 character date, w/page.</text:p>
              </table:table-cell>
            </table:table-row>
            <table:table-row>
              <table:table-cell table:style-name="Table12.A2" office:value-type="string">
                <text:p text:style-name="P28">$url.editSettings</text:p>
              </table:table-cell>
              <table:table-cell table:style-name="Table12.A2" office:value-type="string">
                <text:p text:style-name="P28">String</text:p>
              </table:table-cell>
              <table:table-cell table:style-name="Table12.C2" office:value-type="string">
                <text:p text:style-name="P28">URL for edit-weblog-settings page in Roller UI.</text:p>
              </table:table-cell>
            </table:table-row>
            <table:table-row>
              <table:table-cell table:style-name="Table12.A2" office:value-type="string">
                <text:p text:style-name="P28">$url.entry(String anchor)</text:p>
              </table:table-cell>
              <table:table-cell table:style-name="Table12.A2" office:value-type="string">
                <text:p text:style-name="P28">String</text:p>
              </table:table-cell>
              <table:table-cell table:style-name="Table12.C2" office:value-type="string">
                <text:p text:style-name="P28">URL for entry specified by anchor.</text:p>
              </table:table-cell>
            </table:table-row>
            <table:table-row>
              <table:table-cell table:style-name="Table12.A2" office:value-type="string">
                <text:p text:style-name="P28">$url.feed.entries.atom</text:p>
              </table:table-cell>
              <table:table-cell table:style-name="Table12.A2" office:value-type="string">
                <text:p text:style-name="P28">String</text:p>
              </table:table-cell>
              <table:table-cell table:style-name="Table12.C2" office:value-type="string">
                <text:p text:style-name="P28">URL of entries feed (Atom).</text:p>
              </table:table-cell>
            </table:table-row>
            <table:table-row>
              <table:table-cell table:style-name="Table12.A2" office:value-type="string">
                <text:p text:style-name="P28">$url.feed.entries.rss</text:p>
              </table:table-cell>
              <table:table-cell table:style-name="Table12.A2" office:value-type="string">
                <text:p text:style-name="P28">String</text:p>
              </table:table-cell>
              <table:table-cell table:style-name="Table12.C2" office:value-type="string">
                <text:p text:style-name="P28">URL of entries feed (RSS).</text:p>
              </table:table-cell>
            </table:table-row>
            <table:table-row>
              <table:table-cell table:style-name="Table12.A2" office:value-type="string">
                <text:p text:style-name="P28">$url.feed.comments.atom</text:p>
              </table:table-cell>
              <table:table-cell table:style-name="Table12.A2" office:value-type="string">
                <text:p text:style-name="P28">String</text:p>
              </table:table-cell>
              <table:table-cell table:style-name="Table12.C2" office:value-type="string">
                <text:p text:style-name="P28">URL of comments feed (Atom).</text:p>
              </table:table-cell>
            </table:table-row>
            <table:table-row>
              <table:table-cell table:style-name="Table12.A2" office:value-type="string">
                <text:p text:style-name="P28">$url.feed.comments.rss</text:p>
              </table:table-cell>
              <table:table-cell table:style-name="Table12.A2" office:value-type="string">
                <text:p text:style-name="P28">String</text:p>
              </table:table-cell>
              <table:table-cell table:style-name="Table12.C2" office:value-type="string">
                <text:p text:style-name="P28">URL of comments feed (RSS).</text:p>
              </table:table-cell>
            </table:table-row>
            <table:table-row>
              <table:table-cell table:style-name="Table12.A2" office:value-type="string">
                <text:p text:style-name="P28">$url.home</text:p>
              </table:table-cell>
              <table:table-cell table:style-name="Table12.A2" office:value-type="string">
                <text:p text:style-name="P28">String</text:p>
              </table:table-cell>
              <table:table-cell table:style-name="Table12.C2" office:value-type="string">
                <text:p text:style-name="P28">URL of weblog.</text:p>
              </table:table-cell>
            </table:table-row>
            <table:table-row>
              <table:table-cell table:style-name="Table12.A2" office:value-type="string">
                <text:p text:style-name="P28">$url.home(String locale)</text:p>
              </table:table-cell>
              <table:table-cell table:style-name="Table12.A2" office:value-type="string">
                <text:p text:style-name="P28">String</text:p>
              </table:table-cell>
              <table:table-cell table:style-name="Table12.C2" office:value-type="string">
                <text:p text:style-name="P28">URL to access weblog in one specific language</text:p>
              </table:table-cell>
            </table:table-row>
            <table:table-row>
              <table:table-cell table:style-name="Table12.A2" office:value-type="string">
                <text:p text:style-name="P28">$url.home(String locale, int pageNum)</text:p>
              </table:table-cell>
              <table:table-cell table:style-name="Table12.A2" office:value-type="string">
                <text:p text:style-name="P28">String</text:p>
              </table:table-cell>
              <table:table-cell table:style-name="Table12.C2" office:value-type="string">
                <text:p text:style-name="P28">URL to access weblog in one specific language, with paging</text:p>
              </table:table-cell>
            </table:table-row>
            <table:table-row>
              <table:table-cell table:style-name="Table12.A2" office:value-type="string">
                <text:p text:style-name="P28">$url.login</text:p>
              </table:table-cell>
              <table:table-cell table:style-name="Table12.A2" office:value-type="string">
                <text:p text:style-name="P28">String</text:p>
              </table:table-cell>
              <table:table-cell table:style-name="Table12.C2" office:value-type="string">
                <text:p text:style-name="P28">URL of login page.</text:p>
              </table:table-cell>
            </table:table-row>
            <table:table-row>
              <table:table-cell table:style-name="Table12.A2" office:value-type="string">
                <text:p text:style-name="P28">$url.logout</text:p>
              </table:table-cell>
              <table:table-cell table:style-name="Table12.A2" office:value-type="string">
                <text:p text:style-name="P28">String</text:p>
              </table:table-cell>
              <table:table-cell table:style-name="Table12.C2" office:value-type="string">
                <text:p text:style-name="P28">URL of logout page.</text:p>
              </table:table-cell>
            </table:table-row>
            <table:table-row>
              <table:table-cell table:style-name="Table12.A2" office:value-type="string">
                <text:p text:style-name="P28">$url.rsd</text:p>
              </table:table-cell>
              <table:table-cell table:style-name="Table12.A2" office:value-type="string">
                <text:p text:style-name="P28">String</text:p>
              </table:table-cell>
              <table:table-cell table:style-name="Table12.C2" office:value-type="string">
                <text:p text:style-name="P28">URL of Really Simple Discovery (RSD) service.</text:p>
              </table:table-cell>
            </table:table-row>
            <table:table-row>
              <table:table-cell table:style-name="Table12.A2" office:value-type="string">
                <text:p text:style-name="P28">$url.page(String pageLink)</text:p>
              </table:table-cell>
              <table:table-cell table:style-name="Table12.A2" office:value-type="string">
                <text:p text:style-name="P28">String</text:p>
              </table:table-cell>
              <table:table-cell table:style-name="Table12.C2" office:value-type="string">
                <text:p text:style-name="P28">URL of page specified by pageLink.</text:p>
              </table:table-cell>
            </table:table-row>
            <table:table-row>
              <table:table-cell table:style-name="Table12.A2" office:value-type="string">
                <text:p text:style-name="P28">$url.page(String pageLink, String dateString, <text:line-break/> <text:s text:c="4"/>String catPath, int pageNum)</text:p>
              </table:table-cell>
              <table:table-cell table:style-name="Table12.A2" office:value-type="string">
                <text:p text:style-name="P28">String</text:p>
              </table:table-cell>
              <table:table-cell table:style-name="Table12.C2" office:value-type="string">
                <text:p text:style-name="P28">URL of page specified by pageLink, dateString, catPath and pageNum.</text:p>
              </table:table-cell>
            </table:table-row>
            <table:table-row>
              <table:table-cell table:style-name="Table12.A2" office:value-type="string">
                <text:p text:style-name="P28">$url.search</text:p>
              </table:table-cell>
              <table:table-cell table:style-name="Table12.A2" office:value-type="string">
                <text:p text:style-name="P28">String</text:p>
              </table:table-cell>
              <table:table-cell table:style-name="Table12.C2" office:value-type="string">
                <text:p text:style-name="P28">URL of search.</text:p>
              </table:table-cell>
            </table:table-row>
            <table:table-row>
              <table:table-cell table:style-name="Table12.A2" office:value-type="string">
                <text:p text:style-name="P28">$url.search(String query, <text:line-break/> <text:s text:c="4"/>String catPath, int pageNum)</text:p>
              </table:table-cell>
              <table:table-cell table:style-name="Table12.A2" office:value-type="string">
                <text:p text:style-name="P28">String</text:p>
              </table:table-cell>
              <table:table-cell table:style-name="Table12.C2" office:value-type="string">
                <text:p text:style-name="P28">URL of search for specific search string, catPath and pageNum.</text:p>
              </table:table-cell>
            </table:table-row>
            <table:table-row>
              <table:table-cell table:style-name="Table12.A2" office:value-type="string">
                <text:p text:style-name="P28">$url.site</text:p>
              </table:table-cell>
              <table:table-cell table:style-name="Table12.A2" office:value-type="string">
                <text:p text:style-name="P28">String</text:p>
              </table:table-cell>
              <table:table-cell table:style-name="Table12.C2" office:value-type="string">
                <text:p text:style-name="P28">Relative URL of Roller site.</text:p>
              </table:table-cell>
            </table:table-row>
            <table:table-row>
              <table:table-cell table:style-name="Table12.A2" office:value-type="string">
                <text:p text:style-name="P28">$url.resource(String filePath)</text:p>
              </table:table-cell>
              <table:table-cell table:style-name="Table12.A2" office:value-type="string">
                <text:p text:style-name="P28">String</text:p>
              </table:table-cell>
              <table:table-cell table:style-name="Table12.C2" office:value-type="string">
                <text:p text:style-name="P28">URL of uploaded file resource in weblog.</text:p>
              </table:table-cell>
            </table:table-row>
            <table:table-row>
              <table:table-cell table:style-name="Table12.A2" office:value-type="string">
                <text:p text:style-name="P28">$url.themeResource(String theme, String file)</text:p>
              </table:table-cell>
              <table:table-cell table:style-name="Table12.A2" office:value-type="string">
                <text:p text:style-name="P28">String</text:p>
              </table:table-cell>
              <table:table-cell table:style-name="Table12.C2" office:value-type="string">
                <text:p text:style-name="P28">URL of a resource within a Roller theme.</text:p>
              </table:table-cell>
            </table:table-row>
            <table:table-row>
              <table:table-cell table:style-name="Table12.A2" office:value-type="string">
                <text:p text:style-name="P28">$url.themeResource(<text:line-break/> <text:s text:c="4"/>String theme, String file, boolean abs)</text:p>
              </table:table-cell>
              <table:table-cell table:style-name="Table12.A2" office:value-type="string">
                <text:p text:style-name="P28">String</text:p>
              </table:table-cell>
              <table:table-cell table:style-name="Table12.C2" office:value-type="string">
                <text:p text:style-name="P28">Absolute URL of a resource within a Roller theme.</text:p>
              </table:table-cell>
            </table:table-row>
            <table:table-row>
              <table:table-cell table:style-name="Table12.A2" office:value-type="string">
                <text:p text:style-name="P28">$url.trackback(String anchor)</text:p>
              </table:table-cell>
              <table:table-cell table:style-name="Table12.A2" office:value-type="string">
                <text:p text:style-name="P28">String</text:p>
              </table:table-cell>
              <table:table-cell table:style-name="Table12.C2" office:value-type="string">
                <text:p text:style-name="P28">Trackback URL for entry specified by anchor.</text:p>
              </table:table-cell>
            </table:table-row>
          </table:table>
          <text:p text:style-name="Text_20_body"/>
          <text:p text:style-name="Text_20_body"/>
          <text:h text:style-name="P35"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4">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37"/>
          <text:p text:style-name="P37">That's it for the $url model and for models in general. Let's move on to the data objects.</text:p>
          <text:p text:style-name="Text_20_body"/>
          <text:h text:style-name="P11" text:outline-level="1">Data Object Reference</text:h>
          <text:p text:style-name="Text_20_body">In this section we'll list each of the properties and methods of the Roller data objects. These are:</text:p>
          <text:list text:style-name="L14">
            <text:list-item>
              <text:p text:style-name="P38"><text:span text:style-name="T1">Bookmark</text:span>: A single link within a weblog's web bookmark collection, exists with a Folder</text:p>
            </text:list-item>
            <text:list-item>
              <text:p text:style-name="P38"><text:span text:style-name="T1">Bookmark Folder</text:span>: A Folder containing Bookmarks.</text:p>
            </text:list-item>
            <text:list-item>
              <text:p text:style-name="P38"><text:span text:style-name="T1">Comment</text:span>: A Comment associated with a specific Weblog Entry</text:p>
            </text:list-item>
            <text:list-item>
              <text:p text:style-name="P38"><text:span text:style-name="T1">Page Template</text:span>: An individual page template within a Weblog.</text:p>
            </text:list-item>
            <text:list-item>
              <text:p text:style-name="P38"><text:span text:style-name="T1">Referrer</text:span><text:span text:style-name="T5">: A Referrer represents an external site that links to the Weblog</text:span></text:p>
            </text:list-item>
            <text:list-item>
              <text:p text:style-name="P38"><text:span text:style-name="T1">User</text:span>: Represents a single user within the Roller site.</text:p>
            </text:list-item>
            <text:list-item>
              <text:p text:style-name="P38"><text:span text:style-name="T1">Weblog</text:span>: a Weblog containing Weblog Entries, Page Templates, Bookmarks, etc.</text:p>
            </text:list-item>
            <text:list-item>
              <text:p text:style-name="P38"><text:span text:style-name="T1">Weblog Entry</text:span>: an individual Weblog Entry</text:p>
            </text:list-item>
            <text:list-item>
              <text:p text:style-name="P38"><text:span text:style-name="T1">Weblog Entry Attrbute</text:span>: a name value pair-associated with a Weblog Entry</text:p>
            </text:list-item>
            <text:list-item>
              <text:p text:style-name="P38"><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6">Name</text:p>
                </table:table-cell>
                <table:table-cell table:style-name="Table13.A1" office:value-type="string">
                  <text:p text:style-name="P27">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28">$bookmark.description</text:p>
              </table:table-cell>
              <table:table-cell table:style-name="Table13.A2" office:value-type="string">
                <text:p text:style-name="P39">String</text:p>
              </table:table-cell>
              <table:table-cell table:style-name="Table13.C2" office:value-type="string">
                <text:p text:style-name="P39">Description of the bookmark</text:p>
              </table:table-cell>
            </table:table-row>
            <table:table-row>
              <table:table-cell table:style-name="Table13.A2" office:value-type="string">
                <text:p text:style-name="P28">$bookmark.feedUrl</text:p>
              </table:table-cell>
              <table:table-cell table:style-name="Table13.A2" office:value-type="string">
                <text:p text:style-name="P39">String</text:p>
              </table:table-cell>
              <table:table-cell table:style-name="Table13.C2" office:value-type="string">
                <text:p text:style-name="P39">URL of the newsfeed associated with the bookmark</text:p>
              </table:table-cell>
            </table:table-row>
            <table:table-row>
              <table:table-cell table:style-name="Table13.A2" office:value-type="string">
                <text:p text:style-name="P28">$bookmark.folder</text:p>
              </table:table-cell>
              <table:table-cell table:style-name="Table13.A2" office:value-type="string">
                <text:p text:style-name="P39">BookmarkFolder</text:p>
              </table:table-cell>
              <table:table-cell table:style-name="Table13.C2" office:value-type="string">
                <text:p text:style-name="P39">Parent folder of the bookmark</text:p>
              </table:table-cell>
            </table:table-row>
            <table:table-row>
              <table:table-cell table:style-name="Table13.A2" office:value-type="string">
                <text:p text:style-name="P28">$bookmark.image</text:p>
              </table:table-cell>
              <table:table-cell table:style-name="Table13.A2" office:value-type="string">
                <text:p text:style-name="P39">String</text:p>
              </table:table-cell>
              <table:table-cell table:style-name="Table13.C2" office:value-type="string">
                <text:p text:style-name="P39">URL of image to be displayed for bookmark</text:p>
              </table:table-cell>
            </table:table-row>
            <table:table-row>
              <table:table-cell table:style-name="Table13.A2" office:value-type="string">
                <text:p text:style-name="P28">$bookmark.name</text:p>
              </table:table-cell>
              <table:table-cell table:style-name="Table13.A2" office:value-type="string">
                <text:p text:style-name="P39">String</text:p>
              </table:table-cell>
              <table:table-cell table:style-name="Table13.C2" office:value-type="string">
                <text:p text:style-name="P39">Name of the bookmark</text:p>
              </table:table-cell>
            </table:table-row>
            <table:table-row>
              <table:table-cell table:style-name="Table13.A2" office:value-type="string">
                <text:p text:style-name="P28">$bookmark.url</text:p>
              </table:table-cell>
              <table:table-cell table:style-name="Table13.A2" office:value-type="string">
                <text:p text:style-name="P39">String</text:p>
              </table:table-cell>
              <table:table-cell table:style-name="Table13.C2" office:value-type="string">
                <text:p text:style-name="P39">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Name</text:p>
                </table:table-cell>
                <table:table-cell table:style-name="Table1.A1" office:value-type="string">
                  <text:p text:style-name="P27">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7">$folder.bookmarks</text:p>
              </table:table-cell>
              <table:table-cell table:style-name="Table1.A2" office:value-type="string">
                <text:p text:style-name="P39">List of <text:bookmark-start text:name="DDE_LINK116"/>B<text:bookmark-end text:name="DDE_LINK116"/>ookmarks</text:p>
              </table:table-cell>
              <table:table-cell table:style-name="Table1.C2" office:value-type="string">
                <text:p text:style-name="P39">Bookmarks contained in folder.</text:p>
              </table:table-cell>
            </table:table-row>
            <table:table-row>
              <table:table-cell table:style-name="Table1.A2" office:value-type="string">
                <text:p text:style-name="P37">$folder.description</text:p>
              </table:table-cell>
              <table:table-cell table:style-name="Table1.A2" office:value-type="string">
                <text:p text:style-name="P39">String</text:p>
              </table:table-cell>
              <table:table-cell table:style-name="Table1.C2" office:value-type="string">
                <text:p text:style-name="P40">Description of folder</text:p>
              </table:table-cell>
            </table:table-row>
            <table:table-row>
              <table:table-cell table:style-name="Table1.A2" office:value-type="string">
                <text:p text:style-name="P37">$folder.folders</text:p>
              </table:table-cell>
              <table:table-cell table:style-name="Table1.A2" office:value-type="string">
                <text:p text:style-name="P39">List of BookmarkFolders</text:p>
              </table:table-cell>
              <table:table-cell table:style-name="Table1.C2" office:value-type="string">
                <text:p text:style-name="P41">Folders contained in <text:span text:style-name="T5">folder</text:span></text:p>
              </table:table-cell>
            </table:table-row>
            <table:table-row>
              <table:table-cell table:style-name="Table1.A2" office:value-type="string">
                <text:p text:style-name="P37">$folder.inUse</text:p>
              </table:table-cell>
              <table:table-cell table:style-name="Table1.A2" office:value-type="string">
                <text:p text:style-name="P39">Boolean</text:p>
              </table:table-cell>
              <table:table-cell table:style-name="Table1.C2" office:value-type="string">
                <text:p text:style-name="P41">True if folder contains other bookmarks or folders.</text:p>
              </table:table-cell>
            </table:table-row>
            <table:table-row>
              <table:table-cell table:style-name="Table1.A2" office:value-type="string">
                <text:p text:style-name="P37">$folder.name</text:p>
              </table:table-cell>
              <table:table-cell table:style-name="Table1.A2" office:value-type="string">
                <text:p text:style-name="P39">String</text:p>
              </table:table-cell>
              <table:table-cell table:style-name="Table1.C2" office:value-type="string">
                <text:p text:style-name="P41">Name of folder</text:p>
              </table:table-cell>
            </table:table-row>
            <table:table-row>
              <table:table-cell table:style-name="Table1.A2" office:value-type="string">
                <text:p text:style-name="P37">$folder.parent </text:p>
              </table:table-cell>
              <table:table-cell table:style-name="Table1.A2" office:value-type="string">
                <text:p text:style-name="P39">BookmarkFolder</text:p>
              </table:table-cell>
              <table:table-cell table:style-name="Table1.C2" office:value-type="string">
                <text:p text:style-name="P41">Parent of <text:s/>folder</text:p>
              </table:table-cell>
            </table:table-row>
            <table:table-row>
              <table:table-cell table:style-name="Table1.A2" office:value-type="string">
                <text:p text:style-name="P37">$folder.path</text:p>
              </table:table-cell>
              <table:table-cell table:style-name="Table1.A2" office:value-type="string">
                <text:p text:style-name="P39">String</text:p>
              </table:table-cell>
              <table:table-cell table:style-name="Table1.C2" office:value-type="string">
                <text:p text:style-name="P41">Path in the BookmarkFolder hierarchy</text:p>
              </table:table-cell>
            </table:table-row>
            <table:table-row>
              <table:table-cell table:style-name="Table1.A2" office:value-type="string">
                <text:p text:style-name="P37">$folder.website</text:p>
              </table:table-cell>
              <table:table-cell table:style-name="Table1.A2" office:value-type="string">
                <text:p text:style-name="P39">Weblog</text:p>
              </table:table-cell>
              <table:table-cell table:style-name="Table1.C2" office:value-type="string">
                <text:p text:style-name="P41">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Name</text:p>
                </table:table-cell>
                <table:table-cell table:style-name="Table11.A1" office:value-type="string">
                  <text:p text:style-name="P27">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8"><text:span text:style-name="T7">$comment.</text:span>approved</text:p>
              </table:table-cell>
              <table:table-cell table:style-name="Table11.A2" office:value-type="string">
                <text:p text:style-name="P29"><text:bookmark-start text:name="DDE_LINK119"/>B<text:bookmark-end text:name="DDE_LINK119"/>oolean</text:p>
              </table:table-cell>
              <table:table-cell table:style-name="Table11.C2" office:value-type="string">
                <text:p text:style-name="P29">True if comment has been approved for display</text:p>
              </table:table-cell>
            </table:table-row>
            <table:table-row>
              <table:table-cell table:style-name="Table11.A2" office:value-type="string">
                <text:p text:style-name="P28"><text:span text:style-name="T7">$comment.</text:span>content</text:p>
              </table:table-cell>
              <table:table-cell table:style-name="Table11.A2" office:value-type="string">
                <text:p text:style-name="P29">String</text:p>
              </table:table-cell>
              <table:table-cell table:style-name="Table11.C2" office:value-type="string">
                <text:p text:style-name="P29">Content of the comment</text:p>
              </table:table-cell>
            </table:table-row>
            <table:table-row>
              <table:table-cell table:style-name="Table11.A2" office:value-type="string">
                <text:p text:style-name="P28"><text:span text:style-name="T7">$comment.</text:span>email</text:p>
              </table:table-cell>
              <table:table-cell table:style-name="Table11.A2" office:value-type="string">
                <text:p text:style-name="P29">String</text:p>
              </table:table-cell>
              <table:table-cell table:style-name="Table11.C2" office:value-type="string">
                <text:p text:style-name="P29">Email address of the commenter</text:p>
              </table:table-cell>
            </table:table-row>
            <table:table-row>
              <table:table-cell table:style-name="Table11.A2" office:value-type="string">
                <text:p text:style-name="P28"><text:span text:style-name="T7">$comment.</text:span>name</text:p>
              </table:table-cell>
              <table:table-cell table:style-name="Table11.A2" office:value-type="string">
                <text:p text:style-name="P29">String</text:p>
              </table:table-cell>
              <table:table-cell table:style-name="Table11.C2" office:value-type="string">
                <text:p text:style-name="P29">Name of the commenter</text:p>
              </table:table-cell>
            </table:table-row>
            <table:table-row>
              <table:table-cell table:style-name="Table11.A2" office:value-type="string">
                <text:p text:style-name="P28"><text:span text:style-name="T7">$comment.</text:span>notify</text:p>
              </table:table-cell>
              <table:table-cell table:style-name="Table11.A2" office:value-type="string">
                <text:p text:style-name="P29">Boolean</text:p>
              </table:table-cell>
              <table:table-cell table:style-name="Table11.C2" office:value-type="string">
                <text:p text:style-name="P29">True if commenter choose the 'please notify me via email' option</text:p>
              </table:table-cell>
            </table:table-row>
            <table:table-row>
              <table:table-cell table:style-name="Table11.A2" office:value-type="string">
                <text:p text:style-name="P28"><text:span text:style-name="T7">$comment.</text:span>pending</text:p>
              </table:table-cell>
              <table:table-cell table:style-name="Table11.A2" office:value-type="string">
                <text:p text:style-name="P29">Boolean</text:p>
              </table:table-cell>
              <table:table-cell table:style-name="Table11.C2" office:value-type="string">
                <text:p text:style-name="P29">True if comment is waiting for approval</text:p>
              </table:table-cell>
            </table:table-row>
            <table:table-row>
              <table:table-cell table:style-name="Table11.A2" office:value-type="string">
                <text:p text:style-name="P28"><text:span text:style-name="T7">$comment.</text:span>postTime</text:p>
              </table:table-cell>
              <table:table-cell table:style-name="Table11.A2" office:value-type="string">
                <text:p text:style-name="P29">Date</text:p>
              </table:table-cell>
              <table:table-cell table:style-name="Table11.C2" office:value-type="string">
                <text:p text:style-name="P29">Time that comment was created</text:p>
              </table:table-cell>
            </table:table-row>
            <table:table-row>
              <table:table-cell table:style-name="Table11.A2" office:value-type="string">
                <text:p text:style-name="P28"><text:span text:style-name="T7">$comment.</text:span>remoteHost</text:p>
              </table:table-cell>
              <table:table-cell table:style-name="Table11.A2" office:value-type="string">
                <text:p text:style-name="P29">String</text:p>
              </table:table-cell>
              <table:table-cell table:style-name="Table11.C2" office:value-type="string">
                <text:p text:style-name="P29">Host name or IP address of commenter</text:p>
              </table:table-cell>
            </table:table-row>
            <table:table-row>
              <table:table-cell table:style-name="Table11.A2" office:value-type="string">
                <text:p text:style-name="P28"><text:span text:style-name="T7">$comment.</text:span>spam</text:p>
              </table:table-cell>
              <table:table-cell table:style-name="Table11.A2" office:value-type="string">
                <text:p text:style-name="P29">Boolean</text:p>
              </table:table-cell>
              <table:table-cell table:style-name="Table11.C2" office:value-type="string">
                <text:p text:style-name="P29">True if comment is marked as spam</text:p>
              </table:table-cell>
            </table:table-row>
            <table:table-row>
              <table:table-cell table:style-name="Table11.A2" office:value-type="string">
                <text:p text:style-name="P28"><text:span text:style-name="T7">$comment.</text:span>url</text:p>
              </table:table-cell>
              <table:table-cell table:style-name="Table11.A2" office:value-type="string">
                <text:p text:style-name="P29">String</text:p>
              </table:table-cell>
              <table:table-cell table:style-name="Table11.C2" office:value-type="string">
                <text:p text:style-name="P29">URL of the commenter</text:p>
              </table:table-cell>
            </table:table-row>
            <table:table-row>
              <table:table-cell table:style-name="Table11.A2" office:value-type="string">
                <text:p text:style-name="P28"><text:span text:style-name="T7">$comment.</text:span>weblogEntry</text:p>
              </table:table-cell>
              <table:table-cell table:style-name="Table11.A2" office:value-type="string">
                <text:p text:style-name="P29">WeblogEntry</text:p>
              </table:table-cell>
              <table:table-cell table:style-name="Table11.C2" office:value-type="string">
                <text:p text:style-name="P30">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Name</text:p>
                </table:table-cell>
                <table:table-cell table:style-name="Table3.A1" office:value-type="string">
                  <text:p text:style-name="P27">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7">$page.contents</text:p>
              </table:table-cell>
              <table:table-cell table:style-name="Table3.A2" office:value-type="string">
                <text:p text:style-name="P39"><text:bookmark-start text:name="DDE_LINK113"/>String<text:bookmark-end text:name="DDE_LINK113"/></text:p>
              </table:table-cell>
              <table:table-cell table:style-name="Table3.C2" office:value-type="string">
                <text:p text:style-name="P39">The content of the page template, typically HTML and Velocity code</text:p>
              </table:table-cell>
            </table:table-row>
            <table:table-row>
              <table:table-cell table:style-name="Table3.A2" office:value-type="string">
                <text:p text:style-name="P37">$page.description</text:p>
              </table:table-cell>
              <table:table-cell table:style-name="Table3.A2" office:value-type="string">
                <text:p text:style-name="P39">String</text:p>
              </table:table-cell>
              <table:table-cell table:style-name="Table3.C2" office:value-type="string">
                <text:p text:style-name="P40">Description of the page</text:p>
              </table:table-cell>
            </table:table-row>
            <table:table-row>
              <table:table-cell table:style-name="Table3.A2" office:value-type="string">
                <text:p text:style-name="P37">$page.lastModified</text:p>
              </table:table-cell>
              <table:table-cell table:style-name="Table3.A2" office:value-type="string">
                <text:p text:style-name="P39">Date</text:p>
              </table:table-cell>
              <table:table-cell table:style-name="Table3.C2" office:value-type="string">
                <text:p text:style-name="P41">Date that page properties or content was last modified</text:p>
              </table:table-cell>
            </table:table-row>
            <table:table-row>
              <table:table-cell table:style-name="Table3.A2" office:value-type="string">
                <text:p text:style-name="P37">$page.link</text:p>
              </table:table-cell>
              <table:table-cell table:style-name="Table3.A2" office:value-type="string">
                <text:p text:style-name="P39">String</text:p>
              </table:table-cell>
              <table:table-cell table:style-name="Table3.C2" office:value-type="string">
                <text:p text:style-name="P41">String used to form URL to page</text:p>
              </table:table-cell>
            </table:table-row>
            <table:table-row>
              <table:table-cell table:style-name="Table3.A2" office:value-type="string">
                <text:p text:style-name="P37">$page.name</text:p>
              </table:table-cell>
              <table:table-cell table:style-name="Table3.A2" office:value-type="string">
                <text:p text:style-name="P39">String</text:p>
              </table:table-cell>
              <table:table-cell table:style-name="Table3.C2" office:value-type="string">
                <text:p text:style-name="P41">Name of the page</text:p>
              </table:table-cell>
            </table:table-row>
            <table:table-row>
              <table:table-cell table:style-name="Table3.A2" office:value-type="string">
                <text:p text:style-name="P37">$page.navbar</text:p>
              </table:table-cell>
              <table:table-cell table:style-name="Table3.A2" office:value-type="string">
                <text:p text:style-name="P39">String</text:p>
              </table:table-cell>
              <table:table-cell table:style-name="Table3.C2" office:value-type="string">
                <text:p text:style-name="P41">True if page should be included in page navigation menu</text:p>
              </table:table-cell>
            </table:table-row>
            <table:table-row>
              <table:table-cell table:style-name="Table3.A2" office:value-type="string">
                <text:p text:style-name="P37">$page.hidden</text:p>
              </table:table-cell>
              <table:table-cell table:style-name="Table3.A2" office:value-type="string">
                <text:p text:style-name="P39">String</text:p>
              </table:table-cell>
              <table:table-cell table:style-name="Table3.C2" office:value-type="string">
                <text:p text:style-name="P41">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Name</text:p>
                </table:table-cell>
                <table:table-cell table:style-name="Table4.A1" office:value-type="string">
                  <text:p text:style-name="P27">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28">$referrer.dateString</text:p>
              </table:table-cell>
              <table:table-cell table:style-name="Table4.A2" office:value-type="string">
                <text:p text:style-name="P29">String</text:p>
              </table:table-cell>
              <table:table-cell table:style-name="Table4.C2" office:value-type="string">
                <text:p text:style-name="P29">Eight character date string implied by referred to URL</text:p>
              </table:table-cell>
            </table:table-row>
            <table:table-row>
              <table:table-cell table:style-name="Table4.A2" office:value-type="string">
                <text:p text:style-name="P28">$referrer.dayHits</text:p>
              </table:table-cell>
              <table:table-cell table:style-name="Table4.A2" office:value-type="string">
                <text:p text:style-name="P29">Integer</text:p>
              </table:table-cell>
              <table:table-cell table:style-name="Table4.C2" office:value-type="string">
                <text:p text:style-name="P29">Number of hits counted against this referrer today</text:p>
              </table:table-cell>
            </table:table-row>
            <table:table-row>
              <table:table-cell table:style-name="Table4.A2" office:value-type="string">
                <text:p text:style-name="P28">$referrer.displayUrl</text:p>
              </table:table-cell>
              <table:table-cell table:style-name="Table4.A2" office:value-type="string">
                <text:p text:style-name="P29">String</text:p>
              </table:table-cell>
              <table:table-cell table:style-name="Table4.C2" office:value-type="string">
                <text:p text:style-name="P29">URL to be displayed for this referrer</text:p>
              </table:table-cell>
            </table:table-row>
            <table:table-row>
              <table:table-cell table:style-name="Table4.A2" office:value-type="string">
                <text:p text:style-name="P28">$referrer.excerpt</text:p>
              </table:table-cell>
              <table:table-cell table:style-name="Table4.A2" office:value-type="string">
                <text:p text:style-name="P29">String</text:p>
              </table:table-cell>
              <table:table-cell table:style-name="Table4.C2" office:value-type="string">
                <text:p text:style-name="P29">Except extracted from referring site by linkback extractor</text:p>
              </table:table-cell>
            </table:table-row>
            <table:table-row>
              <table:table-cell table:style-name="Table4.A2" office:value-type="string">
                <text:p text:style-name="P28">$referrer.refererUrl</text:p>
              </table:table-cell>
              <table:table-cell table:style-name="Table4.A2" office:value-type="string">
                <text:p text:style-name="P29">String</text:p>
              </table:table-cell>
              <table:table-cell table:style-name="Table4.C2" office:value-type="string">
                <text:p text:style-name="P31">URL that refers to your weblog</text:p>
              </table:table-cell>
            </table:table-row>
            <table:table-row>
              <table:table-cell table:style-name="Table4.A2" office:value-type="string">
                <text:p text:style-name="P28">$referrer.refererPermalink</text:p>
              </table:table-cell>
              <table:table-cell table:style-name="Table4.A2" office:value-type="string">
                <text:p text:style-name="P29">String</text:p>
              </table:table-cell>
              <table:table-cell table:style-name="Table4.C2" office:value-type="string">
                <text:p text:style-name="P29">Permalink URL referrered by by the referrer</text:p>
              </table:table-cell>
            </table:table-row>
            <table:table-row>
              <table:table-cell table:style-name="Table4.A2" office:value-type="string">
                <text:p text:style-name="P28">$referrer.title</text:p>
              </table:table-cell>
              <table:table-cell table:style-name="Table4.A2" office:value-type="string">
                <text:p text:style-name="P29">String</text:p>
              </table:table-cell>
              <table:table-cell table:style-name="Table4.C2" office:value-type="string">
                <text:p text:style-name="P29">Title extracted from referring site by linkback extractor</text:p>
              </table:table-cell>
            </table:table-row>
            <table:table-row>
              <table:table-cell table:style-name="Table4.A2" office:value-type="string">
                <text:p text:style-name="P28">$referrer.totalHits</text:p>
              </table:table-cell>
              <table:table-cell table:style-name="Table4.A2" office:value-type="string">
                <text:p text:style-name="P29">Integer</text:p>
              </table:table-cell>
              <table:table-cell table:style-name="Table4.C2" office:value-type="string">
                <text:p text:style-name="P29">Total number of hits counted against this referrer</text:p>
              </table:table-cell>
            </table:table-row>
            <table:table-row>
              <table:table-cell table:style-name="Table4.A2" office:value-type="string">
                <text:p text:style-name="P28">$referrer.visible</text:p>
              </table:table-cell>
              <table:table-cell table:style-name="Table4.A2" office:value-type="string">
                <text:p text:style-name="P29">Boolean</text:p>
              </table:table-cell>
              <table:table-cell table:style-name="Table4.C2" office:value-type="string">
                <text:p text:style-name="P30">True if referrer should be displayed</text:p>
              </table:table-cell>
            </table:table-row>
            <table:table-row>
              <table:table-cell table:style-name="Table4.A2" office:value-type="string">
                <text:p text:style-name="P28">$referrer.weblogEntry</text:p>
              </table:table-cell>
              <table:table-cell table:style-name="Table4.A2" office:value-type="string">
                <text:p text:style-name="P29">WeblogEntry</text:p>
              </table:table-cell>
              <table:table-cell table:style-name="Table4.C2" office:value-type="string">
                <text:p text:style-name="P30">Weblog entry referenced by this referrer</text:p>
              </table:table-cell>
            </table:table-row>
            <table:table-row>
              <table:table-cell table:style-name="Table4.A2" office:value-type="string">
                <text:p text:style-name="P37">$referrer.website</text:p>
              </table:table-cell>
              <table:table-cell table:style-name="Table4.A2" office:value-type="string">
                <text:p text:style-name="P39">Weblog</text:p>
              </table:table-cell>
              <table:table-cell table:style-name="Table4.C2" office:value-type="string">
                <text:p text:style-name="P41">Weblog referred to by this referrer</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6">Name</text:p>
                </table:table-cell>
                <table:table-cell table:style-name="Table18.A1" office:value-type="string">
                  <text:p text:style-name="P27">Type</text:p>
                </table:table-cell>
                <table:table-cell table:style-name="Table18.C1" office:value-type="string">
                  <text:p text:style-name="Table_20_Heading">Description</text:p>
                </table:table-cell>
              </table:table-row>
            </table:table-header-rows>
            <table:table-row>
              <table:table-cell table:style-name="Table18.A2" office:value-type="string">
                <text:p text:style-name="P28">$tagStat.name</text:p>
              </table:table-cell>
              <table:table-cell table:style-name="Table18.A2" office:value-type="string">
                <text:p text:style-name="P29">String</text:p>
              </table:table-cell>
              <table:table-cell table:style-name="Table18.C2" office:value-type="string">
                <text:p text:style-name="P29">Name of tag</text:p>
              </table:table-cell>
            </table:table-row>
            <table:table-row>
              <table:table-cell table:style-name="Table18.A2" office:value-type="string">
                <text:p text:style-name="P28">$tagStat.count</text:p>
              </table:table-cell>
              <table:table-cell table:style-name="Table18.A2" office:value-type="string">
                <text:p text:style-name="P29">Integer</text:p>
              </table:table-cell>
              <table:table-cell table:style-name="Table18.C2" office:value-type="string">
                <text:p text:style-name="P29">Number of usages of tag within weblog <text:s/>or site (depending on context)</text:p>
              </table:table-cell>
            </table:table-row>
            <table:table-row>
              <table:table-cell table:style-name="Table18.A2" office:value-type="string">
                <text:p text:style-name="P28">$tagStat.intensity</text:p>
              </table:table-cell>
              <table:table-cell table:style-name="Table18.A2" office:value-type="string">
                <text:p text:style-name="P29">Integer</text:p>
              </table:table-cell>
              <table:table-cell table:style-name="Table18.C2" office:value-type="string">
                <text:p text:style-name="P29">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6">Name</text:p>
                </table:table-cell>
                <table:table-cell table:style-name="Table5.A1" office:value-type="string">
                  <text:p text:style-name="P27">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7">$user.dateCreated</text:p>
              </table:table-cell>
              <table:table-cell table:style-name="Table5.A2" office:value-type="string">
                <text:p text:style-name="P39"><text:bookmark-start text:name="DDE_LINK112"/>D<text:bookmark-end text:name="DDE_LINK112"/>ate</text:p>
              </table:table-cell>
              <table:table-cell table:style-name="Table5.C2" office:value-type="string">
                <text:p text:style-name="P39">Date that user was created</text:p>
              </table:table-cell>
            </table:table-row>
            <table:table-row>
              <table:table-cell table:style-name="Table5.A2" office:value-type="string">
                <text:p text:style-name="P37">$user.emailAddress</text:p>
              </table:table-cell>
              <table:table-cell table:style-name="Table5.A2" office:value-type="string">
                <text:p text:style-name="P39">String</text:p>
              </table:table-cell>
              <table:table-cell table:style-name="Table5.C2" office:value-type="string">
                <text:p text:style-name="P40">User's email address</text:p>
              </table:table-cell>
            </table:table-row>
            <table:table-row>
              <table:table-cell table:style-name="Table5.A2" office:value-type="string">
                <text:p text:style-name="P37">$user.fullName</text:p>
              </table:table-cell>
              <table:table-cell table:style-name="Table5.A2" office:value-type="string">
                <text:p text:style-name="P39">String</text:p>
              </table:table-cell>
              <table:table-cell table:style-name="Table5.C2" office:value-type="string">
                <text:p text:style-name="P41">Users full name</text:p>
              </table:table-cell>
            </table:table-row>
            <table:table-row>
              <table:table-cell table:style-name="Table5.A2" office:value-type="string">
                <text:p text:style-name="P37">$user.locale</text:p>
              </table:table-cell>
              <table:table-cell table:style-name="Table5.A2" office:value-type="string">
                <text:p text:style-name="P39">String</text:p>
              </table:table-cell>
              <table:table-cell table:style-name="Table5.C2" office:value-type="string">
                <text:p text:style-name="P41">User's locale</text:p>
              </table:table-cell>
            </table:table-row>
            <table:table-row>
              <table:table-cell table:style-name="Table5.A2" office:value-type="string">
                <text:p text:style-name="P37">$user.timeZone</text:p>
              </table:table-cell>
              <table:table-cell table:style-name="Table5.A2" office:value-type="string">
                <text:p text:style-name="P39">String</text:p>
              </table:table-cell>
              <table:table-cell table:style-name="Table5.C2" office:value-type="string">
                <text:p text:style-name="P41">User's timezone</text:p>
              </table:table-cell>
            </table:table-row>
            <table:table-row>
              <table:table-cell table:style-name="Table5.A2" office:value-type="string">
                <text:p text:style-name="P37">$user.userName</text:p>
              </table:table-cell>
              <table:table-cell table:style-name="Table5.A2" office:value-type="string">
                <text:p text:style-name="P39">String</text:p>
              </table:table-cell>
              <table:table-cell table:style-name="Table5.C2" office:value-type="string">
                <text:p text:style-name="P41">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6">Name</text:p>
                </table:table-cell>
                <table:table-cell table:style-name="Table8.A1" office:value-type="string">
                  <text:p text:style-name="P27">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2">$weblog.active</text:p>
              </table:table-cell>
              <table:table-cell table:style-name="Table8.A2" office:value-type="string">
                <text:p text:style-name="P39"><text:bookmark-start text:name="DDE_LINK7"/><text:bookmark-start text:name="DDE_LINK111"/>B<text:bookmark-end text:name="DDE_LINK111"/>oolean<text:bookmark-end text:name="DDE_LINK7"/></text:p>
              </table:table-cell>
              <table:table-cell table:style-name="Table8.C2" office:value-type="string">
                <text:p text:style-name="P39">True if weblog is considered active</text:p>
              </table:table-cell>
            </table:table-row>
            <table:table-row>
              <table:table-cell table:style-name="Table8.A2" office:value-type="string">
                <text:p text:style-name="P42">$weblog.allowComments</text:p>
              </table:table-cell>
              <table:table-cell table:style-name="Table8.A2" office:value-type="string">
                <text:p text:style-name="P39"><text:bookmark-start text:name="DDE_LINK1111"/>B<text:bookmark-end text:name="DDE_LINK1111"/>oolean</text:p>
              </table:table-cell>
              <table:table-cell table:style-name="Table8.C2" office:value-type="string">
                <text:p text:style-name="P40">True if comments are allowed in weblog</text:p>
              </table:table-cell>
            </table:table-row>
            <table:table-row>
              <table:table-cell table:style-name="Table8.A2" office:value-type="string">
                <text:p text:style-name="P42">$weblog.commentCount</text:p>
              </table:table-cell>
              <table:table-cell table:style-name="Table8.A2" office:value-type="string">
                <text:p text:style-name="P39">Long</text:p>
              </table:table-cell>
              <table:table-cell table:style-name="Table8.C2" office:value-type="string">
                <text:p text:style-name="P40">Total number of comments of approved in weblog</text:p>
              </table:table-cell>
            </table:table-row>
            <table:table-row>
              <table:table-cell table:style-name="Table8.A2" office:value-type="string">
                <text:p text:style-name="P42">$weblog.creator</text:p>
              </table:table-cell>
              <table:table-cell table:style-name="Table8.A2" office:value-type="string">
                <text:p text:style-name="P39">User</text:p>
              </table:table-cell>
              <table:table-cell table:style-name="Table8.C2" office:value-type="string">
                <text:p text:style-name="P41">User who created this weblog</text:p>
              </table:table-cell>
            </table:table-row>
            <table:table-row>
              <table:table-cell table:style-name="Table8.A2" office:value-type="string">
                <text:p text:style-name="P42">$weblog.dateCreated</text:p>
              </table:table-cell>
              <table:table-cell table:style-name="Table8.A2" office:value-type="string">
                <text:p text:style-name="P39">Date</text:p>
              </table:table-cell>
              <table:table-cell table:style-name="Table8.C2" office:value-type="string">
                <text:p text:style-name="P41">Date weblog was created</text:p>
              </table:table-cell>
            </table:table-row>
            <table:table-row>
              <table:table-cell table:style-name="Table8.A2" office:value-type="string">
                <text:p text:style-name="P42">$weblog.description</text:p>
              </table:table-cell>
              <table:table-cell table:style-name="Table8.A2" office:value-type="string">
                <text:p text:style-name="P39">String</text:p>
              </table:table-cell>
              <table:table-cell table:style-name="Table8.C2" office:value-type="string">
                <text:p text:style-name="P41">Description of weblog</text:p>
              </table:table-cell>
            </table:table-row>
            <table:table-row>
              <table:table-cell table:style-name="Table8.A2" office:value-type="string">
                <text:p text:style-name="P42">$weblog.emailAddress</text:p>
              </table:table-cell>
              <table:table-cell table:style-name="Table8.A2" office:value-type="string">
                <text:p text:style-name="P39">String</text:p>
              </table:table-cell>
              <table:table-cell table:style-name="Table8.C2" office:value-type="string">
                <text:p text:style-name="P40">Email address of weblog's managing editor</text:p>
              </table:table-cell>
            </table:table-row>
            <table:table-row>
              <table:table-cell table:style-name="Table8.A2" office:value-type="string">
                <text:p text:style-name="P42">$weblog.emailComments</text:p>
              </table:table-cell>
              <table:table-cell table:style-name="Table8.A2" office:value-type="string">
                <text:p text:style-name="P39"><text:bookmark-start text:name="DDE_LINK1112"/>B<text:bookmark-end text:name="DDE_LINK1112"/>oolean</text:p>
              </table:table-cell>
              <table:table-cell table:style-name="Table8.C2" office:value-type="string">
                <text:p text:style-name="P41">True if email notification of comments is enabled</text:p>
              </table:table-cell>
            </table:table-row>
            <table:table-row>
              <table:table-cell table:style-name="Table8.A2" office:value-type="string">
                <text:p text:style-name="P42">$weblog.emailFromAddress</text:p>
              </table:table-cell>
              <table:table-cell table:style-name="Table8.A2" office:value-type="string">
                <text:p text:style-name="P39">String</text:p>
              </table:table-cell>
              <table:table-cell table:style-name="Table8.C2" office:value-type="string">
                <text:p text:style-name="P41">Email address for from-address of notifications</text:p>
              </table:table-cell>
            </table:table-row>
            <table:table-row>
              <table:table-cell table:style-name="Table8.A2" office:value-type="string">
                <text:p text:style-name="P42">$weblog.enableBloggerApi</text:p>
              </table:table-cell>
              <table:table-cell table:style-name="Table8.A2" office:value-type="string">
                <text:p text:style-name="P39"><text:bookmark-start text:name="DDE_LINK1113"/>B<text:bookmark-end text:name="DDE_LINK1113"/>oolean</text:p>
              </table:table-cell>
              <table:table-cell table:style-name="Table8.C2" office:value-type="string">
                <text:p text:style-name="P41">True if remote blogging API is enabled</text:p>
              </table:table-cell>
            </table:table-row>
            <table:table-row>
              <table:table-cell table:style-name="Table8.A2" office:value-type="string">
                <text:p text:style-name="P42">$weblog.enabled</text:p>
              </table:table-cell>
              <table:table-cell table:style-name="Table8.A2" office:value-type="string">
                <text:p text:style-name="P39"><text:bookmark-start text:name="DDE_LINK1114"/>B<text:bookmark-end text:name="DDE_LINK1114"/>oolean</text:p>
              </table:table-cell>
              <table:table-cell table:style-name="Table8.C2" office:value-type="string">
                <text:p text:style-name="P41">True if weblog is enabled</text:p>
              </table:table-cell>
            </table:table-row>
            <table:table-row>
              <table:table-cell table:style-name="Table8.A2" office:value-type="string">
                <text:p text:style-name="P42">$weblog.entryCount</text:p>
              </table:table-cell>
              <table:table-cell table:style-name="Table8.A2" office:value-type="string">
                <text:p text:style-name="P39">Long</text:p>
              </table:table-cell>
              <table:table-cell table:style-name="Table8.C2" office:value-type="string">
                <text:p text:style-name="P41">Total number of entries in weblog</text:p>
              </table:table-cell>
            </table:table-row>
            <table:table-row>
              <table:table-cell table:style-name="Table8.A2" office:value-type="string">
                <text:p text:style-name="P42">$weblog.entryDisplayCount</text:p>
              </table:table-cell>
              <table:table-cell table:style-name="Table8.A2" office:value-type="string">
                <text:p text:style-name="P39">Integer</text:p>
              </table:table-cell>
              <table:table-cell table:style-name="Table8.C2" office:value-type="string">
                <text:p text:style-name="P41">Default number of entries to display in pagers</text:p>
              </table:table-cell>
            </table:table-row>
            <table:table-row>
              <table:table-cell table:style-name="Table8.A2" office:value-type="string">
                <text:p text:style-name="P42">$weblog.handle</text:p>
              </table:table-cell>
              <table:table-cell table:style-name="Table8.A2" office:value-type="string">
                <text:p text:style-name="P39">String</text:p>
              </table:table-cell>
              <table:table-cell table:style-name="Table8.C2" office:value-type="string">
                <text:p text:style-name="P41">Simple string handle that uniquely identifies weblog</text:p>
              </table:table-cell>
            </table:table-row>
            <table:table-row>
              <table:table-cell table:style-name="Table8.A2" office:value-type="string">
                <text:p text:style-name="P42">$weblog.lastModified</text:p>
              </table:table-cell>
              <table:table-cell table:style-name="Table8.A2" office:value-type="string">
                <text:p text:style-name="P39">Date</text:p>
              </table:table-cell>
              <table:table-cell table:style-name="Table8.C2" office:value-type="string">
                <text:p text:style-name="P41">Timestamp of last modification to weblog</text:p>
              </table:table-cell>
            </table:table-row>
            <table:table-row>
              <table:table-cell table:style-name="Table8.A2" office:value-type="string">
                <text:p text:style-name="P42">$weblog.locale</text:p>
              </table:table-cell>
              <table:table-cell table:style-name="Table8.A2" office:value-type="string">
                <text:p text:style-name="P39">String</text:p>
              </table:table-cell>
              <table:table-cell table:style-name="Table8.C2" office:value-type="string">
                <text:p text:style-name="P41">Default locale used by weblog</text:p>
              </table:table-cell>
            </table:table-row>
            <table:table-row>
              <table:table-cell table:style-name="Table8.A2" office:value-type="string">
                <text:p text:style-name="P42">$weblog.moderateComments</text:p>
              </table:table-cell>
              <table:table-cell table:style-name="Table8.A2" office:value-type="string">
                <text:p text:style-name="P39">True</text:p>
              </table:table-cell>
              <table:table-cell table:style-name="Table8.C2" office:value-type="string">
                <text:p text:style-name="P40">True if comment moderation is enabled in weblog</text:p>
              </table:table-cell>
            </table:table-row>
            <table:table-row>
              <table:table-cell table:style-name="Table8.A2" office:value-type="string">
                <text:p text:style-name="P42">$weblog.name</text:p>
              </table:table-cell>
              <table:table-cell table:style-name="Table8.A2" office:value-type="string">
                <text:p text:style-name="P39">String</text:p>
              </table:table-cell>
              <table:table-cell table:style-name="Table8.C2" office:value-type="string">
                <text:p text:style-name="P41">Name of the weblog</text:p>
              </table:table-cell>
            </table:table-row>
            <table:table-row>
              <table:table-cell table:style-name="Table8.A2" office:value-type="string">
                <text:p text:style-name="P42">$weblog.pages</text:p>
              </table:table-cell>
              <table:table-cell table:style-name="Table8.A2" office:value-type="string">
                <text:p text:style-name="P39">List of PageTemplates</text:p>
              </table:table-cell>
              <table:table-cell table:style-name="Table8.C2" office:value-type="string">
                <text:p text:style-name="P41">Page templates of weblog</text:p>
              </table:table-cell>
            </table:table-row>
            <table:table-row>
              <table:table-cell table:style-name="Table8.A2" office:value-type="string">
                <text:p text:style-name="P42">$weblog.popularTags(<text:line-break/> <text:s text:c="3"/>int sinceDays, int length)</text:p>
              </table:table-cell>
              <table:table-cell table:style-name="Table8.A2" office:value-type="string">
                <text:p text:style-name="P39">List of TagStat objects</text:p>
              </table:table-cell>
              <table:table-cell table:style-name="Table8.C2" office:value-type="string">
                <text:p text:style-name="P41">Popular tags in past <text:span text:style-name="T2">sinceDays</text:span> number of days. Returns up to <text:span text:style-name="T2">length</text:span> number of objects.</text:p>
              </table:table-cell>
            </table:table-row>
            <table:table-row>
              <table:table-cell table:style-name="Table8.A2" office:value-type="string">
                <text:p text:style-name="P42">$weblog.timeZone</text:p>
              </table:table-cell>
              <table:table-cell table:style-name="Table8.A2" office:value-type="string">
                <text:p text:style-name="P39">String</text:p>
              </table:table-cell>
              <table:table-cell table:style-name="Table8.C2" office:value-type="string">
                <text:p text:style-name="P41">Timezone of the weblog</text:p>
              </table:table-cell>
            </table:table-row>
            <table:table-row>
              <table:table-cell table:style-name="Table8.A2" office:value-type="string">
                <text:p text:style-name="P42">$weblog.todaysHits</text:p>
              </table:table-cell>
              <table:table-cell table:style-name="Table8.A2" office:value-type="string">
                <text:p text:style-name="P39">Integer</text:p>
              </table:table-cell>
              <table:table-cell table:style-name="Table8.C2" office:value-type="string">
                <text:p text:style-name="P41">Number of <text:s/>hits counted today</text:p>
              </table:table-cell>
            </table:table-row>
            <table:table-row>
              <table:table-cell table:style-name="Table8.A2" office:value-type="string">
                <text:p text:style-name="P42">$weblog.weblogCategories</text:p>
              </table:table-cell>
              <table:table-cell table:style-name="Table8.A2" office:value-type="string">
                <text:p text:style-name="P39">List of WeblogCategories</text:p>
              </table:table-cell>
              <table:table-cell table:style-name="Table8.C2" office:value-type="string">
                <text:p text:style-name="P41">Top-level categories of weblog</text:p>
              </table:table-cell>
            </table:table-row>
          </table:table>
          <text:p text:style-name="P26"/>
          <text:p text:style-name="P26">Weblog Methods</text:p>
          <text:list text:style-name="L15">
            <text:list-item>
              <text:list>
                <text:list-item>
                  <text:p text:style-name="P43"><text:span text:style-name="T1">WeblogEntry getWeblogEntry(String anchor)<text:line-break/></text:span>Get an individual weblog entry by the entry's anchor, which is unique within a weblog.</text:p>
                </text:list-item>
                <text:list-item>
                  <text:p text:style-name="P43"><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3"><text:span text:style-name="T1">List getRecentComments(int max)</text:span><text:line-break/>Get most recent Comments in the weblog up to the limit max.</text:p>
                </text:list-item>
                <text:list-item>
                  <text:p text:style-name="P43"><text:span text:style-name="T1">List getWeblogCategories(String catpath)</text:span><text:line-break/>Get WeblogCategories in folder found at the specified category path.</text:p>
                </text:list-item>
                <text:list-item>
                  <text:p text:style-name="P43"><text:span text:style-name="T1">WeblogCategory getWeblogCategoryByPath(String path)</text:span><text:line-break/>Get weblog category specified by path.</text:p>
                </text:list-item>
                <text:list-item>
                  <text:p text:style-name="P43"><text:span text:style-name="T1">PageTemplate getPageByName(String name)</text:span><text:line-break/>Get page template specified by name.</text:p>
                </text:list-item>
                <text:list-item>
                  <text:p text:style-name="P43"><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6">Name</text:p>
                </table:table-cell>
                <table:table-cell table:style-name="Table2.A1" office:value-type="string">
                  <text:p text:style-name="P27">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2">$category.description</text:p>
              </table:table-cell>
              <table:table-cell table:style-name="Table2.A2" office:value-type="string">
                <text:p text:style-name="P39"><text:bookmark-start text:name="DDE_LINK11101"/>String<text:bookmark-end text:name="DDE_LINK11101"/></text:p>
              </table:table-cell>
              <table:table-cell table:style-name="Table2.C2" office:value-type="string">
                <text:p text:style-name="P39">Description</text:p>
              </table:table-cell>
            </table:table-row>
            <table:table-row>
              <table:table-cell table:style-name="Table2.A2" office:value-type="string">
                <text:p text:style-name="P42">$category.image</text:p>
              </table:table-cell>
              <table:table-cell table:style-name="Table2.A2" office:value-type="string">
                <text:p text:style-name="P39">String</text:p>
              </table:table-cell>
              <table:table-cell table:style-name="Table2.C2" office:value-type="string">
                <text:p text:style-name="P39">URL of image to be displayed for category</text:p>
              </table:table-cell>
            </table:table-row>
            <table:table-row>
              <table:table-cell table:style-name="Table2.A2" office:value-type="string">
                <text:p text:style-name="P42">$category.inUse</text:p>
              </table:table-cell>
              <table:table-cell table:style-name="Table2.A2" office:value-type="string">
                <text:p text:style-name="P39">Boolean</text:p>
              </table:table-cell>
              <table:table-cell table:style-name="Table2.C2" office:value-type="string">
                <text:p text:style-name="P39">True if category is in use, i.e. if WeblogEntry objects use it</text:p>
              </table:table-cell>
            </table:table-row>
            <table:table-row>
              <table:table-cell table:style-name="Table2.A2" office:value-type="string">
                <text:p text:style-name="P42">$category.name</text:p>
              </table:table-cell>
              <table:table-cell table:style-name="Table2.A2" office:value-type="string">
                <text:p text:style-name="P39">String</text:p>
              </table:table-cell>
              <table:table-cell table:style-name="Table2.C2" office:value-type="string">
                <text:p text:style-name="P39">Name of the category</text:p>
              </table:table-cell>
            </table:table-row>
            <table:table-row>
              <table:table-cell table:style-name="Table2.A2" office:value-type="string">
                <text:p text:style-name="P42">$category.parent </text:p>
              </table:table-cell>
              <table:table-cell table:style-name="Table2.A2" office:value-type="string">
                <text:p text:style-name="P39">WeblogCategory</text:p>
              </table:table-cell>
              <table:table-cell table:style-name="Table2.C2" office:value-type="string">
                <text:p text:style-name="P39">Parent category</text:p>
              </table:table-cell>
            </table:table-row>
            <table:table-row>
              <table:table-cell table:style-name="Table2.A2" office:value-type="string">
                <text:p text:style-name="P42">$category.path</text:p>
              </table:table-cell>
              <table:table-cell table:style-name="Table2.A2" office:value-type="string">
                <text:p text:style-name="P39">String</text:p>
              </table:table-cell>
              <table:table-cell table:style-name="Table2.C2" office:value-type="string">
                <text:p text:style-name="P39">Absolute path to category in hierarchy</text:p>
              </table:table-cell>
            </table:table-row>
            <table:table-row>
              <table:table-cell table:style-name="Table2.A2" office:value-type="string">
                <text:p text:style-name="P42">$category.website</text:p>
              </table:table-cell>
              <table:table-cell table:style-name="Table2.A2" office:value-type="string">
                <text:p text:style-name="P39">Weblog</text:p>
              </table:table-cell>
              <table:table-cell table:style-name="Table2.C2" office:value-type="string">
                <text:p text:style-name="P40">Weblog that contains category</text:p>
              </table:table-cell>
            </table:table-row>
            <table:table-row>
              <table:table-cell table:style-name="Table2.A2" office:value-type="string">
                <text:p text:style-name="P42">$category.weblogCategories</text:p>
              </table:table-cell>
              <table:table-cell table:style-name="Table2.A2" office:value-type="string">
                <text:p text:style-name="P39">List of WeblogCategories</text:p>
              </table:table-cell>
              <table:table-cell table:style-name="Table2.C2" office:value-type="string">
                <text:p text:style-name="P40">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6">Name</text:p>
                </table:table-cell>
                <table:table-cell table:style-name="Table7.A1" office:value-type="string">
                  <text:p text:style-name="P27">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4">$entry.allowComments</text:p>
              </table:table-cell>
              <table:table-cell table:style-name="Table7.A2" office:value-type="string">
                <text:p text:style-name="P39"><text:bookmark-start text:name="DDE_LINK118"/>B<text:bookmark-end text:name="DDE_LINK118"/>oolean</text:p>
              </table:table-cell>
              <table:table-cell table:style-name="Table7.C2" office:value-type="string">
                <text:p text:style-name="P39">True if this weblog entry allows comments</text:p>
              </table:table-cell>
            </table:table-row>
            <table:table-row>
              <table:table-cell table:style-name="Table7.A2" office:value-type="string">
                <text:p text:style-name="P44">$entry.anchor</text:p>
              </table:table-cell>
              <table:table-cell table:style-name="Table7.A2" office:value-type="string">
                <text:p text:style-name="P39">String</text:p>
              </table:table-cell>
              <table:table-cell table:style-name="Table7.C2" office:value-type="string">
                <text:p text:style-name="P40">Simple string that uniquely identifies post in weblog</text:p>
              </table:table-cell>
            </table:table-row>
            <table:table-row>
              <table:table-cell table:style-name="Table7.A2" office:value-type="string">
                <text:p text:style-name="P44">$entry.categories</text:p>
              </table:table-cell>
              <table:table-cell table:style-name="Table7.A2" office:value-type="string">
                <text:p text:style-name="P39">List of <text:bookmark-start text:name="DDE_LINK3"/>WeblogCategories<text:bookmark-end text:name="DDE_LINK3"/></text:p>
              </table:table-cell>
              <table:table-cell table:style-name="Table7.C2" office:value-type="string">
                <text:p text:style-name="P41">Weblog categories associated with this entry</text:p>
              </table:table-cell>
            </table:table-row>
            <table:table-row>
              <table:table-cell table:style-name="Table7.A2" office:value-type="string">
                <text:p text:style-name="P44">$entry.category</text:p>
              </table:table-cell>
              <table:table-cell table:style-name="Table7.A2" office:value-type="string">
                <text:p text:style-name="P39">WeblogCategory</text:p>
              </table:table-cell>
              <table:table-cell table:style-name="Table7.C2" office:value-type="string">
                <text:p text:style-name="P41">Primary weblog category of this entry</text:p>
              </table:table-cell>
            </table:table-row>
            <table:table-row>
              <table:table-cell table:style-name="Table7.A2" office:value-type="string">
                <text:p text:style-name="P44">$entry.commentDays</text:p>
              </table:table-cell>
              <table:table-cell table:style-name="Table7.A2" office:value-type="string">
                <text:p text:style-name="P39">Integer</text:p>
              </table:table-cell>
              <table:table-cell table:style-name="Table7.C2" office:value-type="string">
                <text:p text:style-name="P41">Number of days that comments are allowed</text:p>
              </table:table-cell>
            </table:table-row>
            <table:table-row>
              <table:table-cell table:style-name="Table7.A2" office:value-type="string">
                <text:p text:style-name="P44">$entry.commentsStillAllowed</text:p>
              </table:table-cell>
              <table:table-cell table:style-name="Table7.A2" office:value-type="string">
                <text:p text:style-name="P39">Boolean</text:p>
              </table:table-cell>
              <table:table-cell table:style-name="Table7.C2" office:value-type="string">
                <text:p text:style-name="P41">True if comments are currently allowed</text:p>
              </table:table-cell>
            </table:table-row>
            <table:table-row>
              <table:table-cell table:style-name="Table7.A2" office:value-type="string">
                <text:p text:style-name="P44">$entry.contentSrc</text:p>
              </table:table-cell>
              <table:table-cell table:style-name="Table7.A2" office:value-type="string">
                <text:p text:style-name="P39">String</text:p>
              </table:table-cell>
              <table:table-cell table:style-name="Table7.C2" office:value-type="string">
                <text:p text:style-name="P41">URL of entry content, if out-of-line</text:p>
              </table:table-cell>
            </table:table-row>
            <table:table-row>
              <table:table-cell table:style-name="Table7.A2" office:value-type="string">
                <text:p text:style-name="P44">$entry.contentType</text:p>
              </table:table-cell>
              <table:table-cell table:style-name="Table7.A2" office:value-type="string">
                <text:p text:style-name="P39">String</text:p>
              </table:table-cell>
              <table:table-cell table:style-name="Table7.C2" office:value-type="string">
                <text:p text:style-name="P41">MIME content-type of entry</text:p>
              </table:table-cell>
            </table:table-row>
            <table:table-row>
              <table:table-cell table:style-name="Table7.A2" office:value-type="string">
                <text:p text:style-name="P44">$entry.creator</text:p>
              </table:table-cell>
              <table:table-cell table:style-name="Table7.A2" office:value-type="string">
                <text:p text:style-name="P39">User</text:p>
              </table:table-cell>
              <table:table-cell table:style-name="Table7.C2" office:value-type="string">
                <text:p text:style-name="P41">User who created the entry</text:p>
              </table:table-cell>
            </table:table-row>
            <table:table-row>
              <table:table-cell table:style-name="Table7.A2" office:value-type="string">
                <text:p text:style-name="P44">$entry.entryAttributes</text:p>
              </table:table-cell>
              <table:table-cell table:style-name="Table7.A2" office:value-type="string">
                <text:p text:style-name="P39">List of EntryAttributes</text:p>
              </table:table-cell>
              <table:table-cell table:style-name="Table7.C2" office:value-type="string">
                <text:p text:style-name="P41">Arbitrary name/value attributes associated with entry</text:p>
              </table:table-cell>
            </table:table-row>
            <table:table-row>
              <table:table-cell table:style-name="Table7.A2" office:value-type="string">
                <text:p text:style-name="P44">$entry.pubTime</text:p>
              </table:table-cell>
              <table:table-cell table:style-name="Table7.A2" office:value-type="string">
                <text:p text:style-name="P39">Date</text:p>
              </table:table-cell>
              <table:table-cell table:style-name="Table7.C2" office:value-type="string">
                <text:p text:style-name="P41">Timestamp when entry was published</text:p>
              </table:table-cell>
            </table:table-row>
            <table:table-row>
              <table:table-cell table:style-name="Table7.A2" office:value-type="string">
                <text:p text:style-name="P44">$entry.referers</text:p>
              </table:table-cell>
              <table:table-cell table:style-name="Table7.A2" office:value-type="string">
                <text:p text:style-name="P39">List of referrers</text:p>
              </table:table-cell>
              <table:table-cell table:style-name="Table7.C2" office:value-type="string">
                <text:p text:style-name="P41">List of referrers to entry (cleared nightly)</text:p>
              </table:table-cell>
            </table:table-row>
            <table:table-row>
              <table:table-cell table:style-name="Table7.A2" office:value-type="string">
                <text:p text:style-name="P44">$entry.rightToLeft</text:p>
              </table:table-cell>
              <table:table-cell table:style-name="Table7.A2" office:value-type="string">
                <text:p text:style-name="P39">Boolean</text:p>
              </table:table-cell>
              <table:table-cell table:style-name="Table7.C2" office:value-type="string">
                <text:p text:style-name="P41">True if entry text is to be displayed right-to-left</text:p>
              </table:table-cell>
            </table:table-row>
            <table:table-row>
              <table:table-cell table:style-name="Table7.A2" office:value-type="string">
                <text:p text:style-name="P44">$entry.status</text:p>
              </table:table-cell>
              <table:table-cell table:style-name="Table7.A2" office:value-type="string">
                <text:p text:style-name="P39">String</text:p>
              </table:table-cell>
              <table:table-cell table:style-name="Table7.C2" office:value-type="string">
                <text:p text:style-name="P41">Status of entry (i.e. PUBLISHED)</text:p>
              </table:table-cell>
            </table:table-row>
            <table:table-row>
              <table:table-cell table:style-name="Table7.A2" office:value-type="string">
                <text:p text:style-name="P44">$entry.summary</text:p>
              </table:table-cell>
              <table:table-cell table:style-name="Table7.A2" office:value-type="string">
                <text:p text:style-name="P39">String</text:p>
              </table:table-cell>
              <table:table-cell table:style-name="Table7.C2" office:value-type="string">
                <text:p text:style-name="P41">Raw summary text of entry</text:p>
              </table:table-cell>
            </table:table-row>
            <table:table-row>
              <table:table-cell table:style-name="Table7.A2" office:value-type="string">
                <text:p text:style-name="P44">$entry.tags</text:p>
              </table:table-cell>
              <table:table-cell table:style-name="Table7.A2" office:value-type="string">
                <text:p text:style-name="P39">List of WeblogEntryTags</text:p>
              </table:table-cell>
              <table:table-cell table:style-name="Table7.C2" office:value-type="string">
                <text:p text:style-name="P41">Tags associated with entry</text:p>
              </table:table-cell>
            </table:table-row>
            <table:table-row>
              <table:table-cell table:style-name="Table7.A2" office:value-type="string">
                <text:p text:style-name="P44">$entry.tagsAsString</text:p>
              </table:table-cell>
              <table:table-cell table:style-name="Table7.A2" office:value-type="string">
                <text:p text:style-name="P39">String</text:p>
              </table:table-cell>
              <table:table-cell table:style-name="Table7.C2" office:value-type="string">
                <text:p text:style-name="P41">Tags listed as a string</text:p>
              </table:table-cell>
            </table:table-row>
            <table:table-row>
              <table:table-cell table:style-name="Table7.A2" office:value-type="string">
                <text:p text:style-name="P44">$entry.text</text:p>
              </table:table-cell>
              <table:table-cell table:style-name="Table7.A2" office:value-type="string">
                <text:p text:style-name="P39">String</text:p>
              </table:table-cell>
              <table:table-cell table:style-name="Table7.C2" office:value-type="string">
                <text:p text:style-name="P41">Raw content text of entry</text:p>
              </table:table-cell>
            </table:table-row>
            <table:table-row>
              <table:table-cell table:style-name="Table7.A2" office:value-type="string">
                <text:p text:style-name="P44"><text:bookmark-start text:name="DDE_LINK10"/>$entry.transformedText<text:bookmark-end text:name="DDE_LINK10"/></text:p>
              </table:table-cell>
              <table:table-cell table:style-name="Table7.A2" office:value-type="string">
                <text:p text:style-name="P39">String</text:p>
              </table:table-cell>
              <table:table-cell table:style-name="Table7.C2" office:value-type="string">
                <text:p text:style-name="P41">Content text of entry processed by plugins</text:p>
              </table:table-cell>
            </table:table-row>
            <table:table-row>
              <table:table-cell table:style-name="Table7.A2" office:value-type="string">
                <text:p text:style-name="P44">$entry.transformedSummary</text:p>
              </table:table-cell>
              <table:table-cell table:style-name="Table7.A2" office:value-type="string">
                <text:p text:style-name="P39">String</text:p>
              </table:table-cell>
              <table:table-cell table:style-name="Table7.C2" office:value-type="string">
                <text:p text:style-name="P41">Summary text of entry processed by plugins</text:p>
              </table:table-cell>
            </table:table-row>
            <table:table-row>
              <table:table-cell table:style-name="Table7.A2" office:value-type="string">
                <text:p text:style-name="P44">$entry.updateTime</text:p>
              </table:table-cell>
              <table:table-cell table:style-name="Table7.A2" office:value-type="string">
                <text:p text:style-name="P39">Date</text:p>
              </table:table-cell>
              <table:table-cell table:style-name="Table7.C2" office:value-type="string">
                <text:p text:style-name="P41">Timestamp of last modification to entry</text:p>
              </table:table-cell>
            </table:table-row>
            <table:table-row>
              <table:table-cell table:style-name="Table7.A2" office:value-type="string">
                <text:p text:style-name="P44">$entry.website</text:p>
              </table:table-cell>
              <table:table-cell table:style-name="Table7.A2" office:value-type="string">
                <text:p text:style-name="P39">Weblog</text:p>
              </table:table-cell>
              <table:table-cell table:style-name="Table7.C2" office:value-type="string">
                <text:p text:style-name="P41">Entry's weblog</text:p>
              </table:table-cell>
            </table:table-row>
          </table:table>
          <text:p text:style-name="Standard"/>
          <text:p text:style-name="P26">WeblogEntry methods</text:p>
          <text:list text:style-name="L16">
            <text:list-item>
              <text:list>
                <text:list-item>
                  <text:p text:style-name="P45"><text:span text:style-name="T1">public String getDisplayContent()</text:span><text:line-break/>Returns transformed text of entry or transformed summary if there is no entry.</text:p>
                </text:list-item>
                <text:list-item>
                  <text:p text:style-name="P4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5"><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6">Name</text:p>
                </table:table-cell>
                <table:table-cell table:style-name="Table19.A1" office:value-type="string">
                  <text:p text:style-name="P27">Type</text:p>
                </table:table-cell>
                <table:table-cell table:style-name="Table19.C1" office:value-type="string">
                  <text:p text:style-name="Table_20_Heading">Description</text:p>
                </table:table-cell>
              </table:table-row>
            </table:table-header-rows>
            <table:table-row>
              <table:table-cell table:style-name="Table19.A2" office:value-type="string">
                <text:p text:style-name="P37">$tag.name</text:p>
              </table:table-cell>
              <table:table-cell table:style-name="Table19.A2" office:value-type="string">
                <text:p text:style-name="P39">String</text:p>
              </table:table-cell>
              <table:table-cell table:style-name="Table19.C2" office:value-type="string">
                <text:p text:style-name="P39">Weblog entry associated with this attribute</text:p>
              </table:table-cell>
            </table:table-row>
            <table:table-row>
              <table:table-cell table:style-name="Table19.A2" office:value-type="string">
                <text:p text:style-name="P37">$tag.user</text:p>
              </table:table-cell>
              <table:table-cell table:style-name="Table19.A2" office:value-type="string">
                <text:p text:style-name="P39">User </text:p>
              </table:table-cell>
              <table:table-cell table:style-name="Table19.C2" office:value-type="string">
                <text:p text:style-name="P40">User who added the tag</text:p>
              </table:table-cell>
            </table:table-row>
            <table:table-row>
              <table:table-cell table:style-name="Table19.A2" office:value-type="string">
                <text:p text:style-name="P37">$tag.weblogEntry</text:p>
              </table:table-cell>
              <table:table-cell table:style-name="Table19.A2" office:value-type="string">
                <text:p text:style-name="P39">WeblogEntry</text:p>
              </table:table-cell>
              <table:table-cell table:style-name="Table19.C2" office:value-type="string">
                <text:p text:style-name="P40">Weblog entry associated with tag</text:p>
              </table:table-cell>
            </table:table-row>
            <table:table-row>
              <table:table-cell table:style-name="Table19.A2" office:value-type="string">
                <text:p text:style-name="P37">$tag.weblog</text:p>
              </table:table-cell>
              <table:table-cell table:style-name="Table19.A2" office:value-type="string">
                <text:p text:style-name="P39">Weblog</text:p>
              </table:table-cell>
              <table:table-cell table:style-name="Table19.C2" office:value-type="string">
                <text:p text:style-name="P40">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11" text:outline-level="1">Macro Reference</text:h>
          <text:p text:style-name="Text_20_body">This section lists the macros that are available for use in Roller page templates and a brief description of how each works.</text:p>
          <text:h text:style-name="Heading_20_2" text:outline-level="2">Entry macros</text:h>
          <text:list text:style-name="L17">
            <text:list-item>
              <text:p text:style-name="P46"><text:span text:style-name="T1">#showWeblogEntriesPager($pager)</text:span><text:line-break/>Displays the weblog entries contained in the specified $pager object.</text:p>
            </text:list-item>
            <text:list-item>
              <text:p text:style-name="P46"><text:span text:style-name="T1">#showNextPrevEntriesControl($pager)</text:span><text:line-break/>Display the next/prev links of the specified $pager object.</text:p>
            </text:list-item>
            <text:list-item>
              <text:p text:style-name="P46"><text:span text:style-name="T1">#showEntryTags($entry)</text:span><text:line-break/>Display tags associated with one weblog entry as list of links to tag specific views of weblog.</text:p>
            </text:list-item>
          </text:list>
          <text:h text:style-name="Heading_20_2" text:outline-level="2">Comment macros</text:h>
          <text:list text:style-name="L18">
            <text:list-item>
              <text:p text:style-name="P47"><text:span text:style-name="T1">#showWeblogEntryComments($entry)</text:span><text:line-break/>Display the comments associated with the specified entry, not including those entries that are not approved for posting or that are marked as spam.</text:p>
            </text:list-item>
            <text:list-item>
              <text:p text:style-name="P47"><text:span text:style-name="T1">#showWeblogEntryCommentForm($entry)</text:span><text:line-break/>Display a comment form for adding a comment to the specified entry.</text:p>
            </text:list-item>
          </text:list>
          <text:h text:style-name="Heading_20_2" text:outline-level="2">List macros</text:h>
          <text:list text:style-name="L19">
            <text:list-item>
              <text:p text:style-name="P48"><text:span text:style-name="T1">#showWeblogEntryLinksList($entries)</text:span><text:line-break/>Display a simple list of entries, with a title and link for each.</text:p>
            </text:list-item>
            <text:list-item>
              <text:p text:style-name="P48"><text:span text:style-name="T1">#showBookmarkLinksList($folderObj $expanding $subfolders)</text:span><text:line-break/>Displays all bookmarks in a specified bookmark folder object. <text:s/>If $expanding and $subfolders are set to true, then display the bookmarks as an expandable tree view.</text:p>
            </text:list-item>
            <text:list-item>
              <text:p text:style-name="P48"><text:span text:style-name="T1">#showWeblogCategoryLinksList($categoryObj $expanding $subcats)</text:span><text:line-break/>Displays all categories under a specified category object. If $expanding and $subcats are set to true, then display the categories as an expandable tree view.</text:p>
            </text:list-item>
          </text:list>
          <text:h text:style-name="Heading_20_2" text:outline-level="2">Menu macros</text:h>
          <text:list text:style-name="L20">
            <text:list-item>
              <text:p text:style-name="P49"><text:span text:style-name="T1">#showPageMenu($weblog)</text:span><text:line-break/>Display a page navigation menu that lists all pages in the weblog.</text:p>
            </text:list-item>
            <text:list-item>
              <text:p text:style-name="P49"><text:span text:style-name="T1">#showAuthorMenu($vertical)</text:span><text:line-break/>Display an authoring menu for the current weblog. If $vertical is true, then display a menu suitable for use in a narrow sidebar.</text:p>
            </text:list-item>
          </text:list>
          <text:h text:style-name="Heading_20_2" text:outline-level="2">Search macros</text:h>
          <text:list text:style-name="L21">
            <text:list-item>
              <text:p text:style-name="P50"><text:span text:style-name="T1">#showWeblogSearchForm($weblog $withCats)</text:span><text:line-break/>Show a search form for searching the weblog and, if $withCats is true show a category chooser.</text:p>
            </text:list-item>
            <text:list-item>
              <text:p text:style-name="P50"><text:span text:style-name="T1">#showWeblogSearchAgainForm($weblog)</text:span><text:line-break/>Show search again form, suitable for display at the start of a page of search results.</text:p>
            </text:list-item>
            <text:list-item>
              <text:p text:style-name="P50"><text:span text:style-name="T1">#showNextPrevSearchControl($pager)</text:span><text:line-break/>Show special pager designed for paging through search results.</text:p>
            </text:list-item>
          </text:list>
          <text:h text:style-name="Heading_20_2" text:outline-level="2">Misc. macros</text:h>
          <text:list text:style-name="L22">
            <text:list-item>
              <text:p text:style-name="P51"><text:span text:style-name="T1">#showWeblogEntryCalendar($weblog $category)</text:span><text:line-break/>Show weblog entry calendar, optionally restricted by category name (“nil” for no category)</text:p>
            </text:list-item>
            <text:list-item>
              <text:p text:style-name="P51"><text:span text:style-name="T1">#includeTemplate($weblog $pageName)</text:span><text:line-break/>Parse and include a page template into the current page tempate.</text:p>
            </text:list-item>
            <text:list-item>
              <text:p text:style-name="P51"><text:span text:style-name="T1">#showAutodiscoveryLinks($weblog)</text:span><text:line-break/>Show the RSS, Atom and RSD auto-discovery links suitable for use within an HTML &lt;head&gt; element.</text:p>
            </text:list-item>
            <text:list-item>
              <text:p text:style-name="P51"><text:span text:style-name="T1">#showTrackbackAutodiscovery($entry)</text:span><text:line-break/>Show trackback autodiscovery code for a specified weblog entry, suitable for use within a day template.</text:p>
            </text:list-item>
          </text:list>
          <text:p text:style-name="Text_20_body">And that's it for the Roller macros. Now let's move on to some additional models for use in site-wide weblogs.</text:p>
          <text:h text:style-name="Heading_20_2"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8">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8">#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1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2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Name</text:p>
                </table:table-cell>
                <table:table-cell table:style-name="Table6.A1" office:value-type="string">
                  <text:p text:style-name="P27">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52">$site.commentCount</text:p>
              </table:table-cell>
              <table:table-cell table:style-name="Table6.A2" office:value-type="string">
                <text:p text:style-name="P53">Long</text:p>
              </table:table-cell>
              <table:table-cell table:style-name="Table6.C2" office:value-type="string">
                <text:p text:style-name="P53">Total number of comments in entire site</text:p>
              </table:table-cell>
            </table:table-row>
            <table:table-row>
              <table:table-cell table:style-name="Table6.A2" office:value-type="string">
                <text:p text:style-name="P52">$site.entryCount</text:p>
              </table:table-cell>
              <table:table-cell table:style-name="Table6.A2" office:value-type="string">
                <text:p text:style-name="P53">Long</text:p>
              </table:table-cell>
              <table:table-cell table:style-name="Table6.C2" office:value-type="string">
                <text:p text:style-name="P53">Total number of entries in entire site</text:p>
              </table:table-cell>
            </table:table-row>
            <table:table-row>
              <table:table-cell table:style-name="Table6.A2" office:value-type="string">
                <text:p text:style-name="P52">$site.userCount</text:p>
              </table:table-cell>
              <table:table-cell table:style-name="Table6.A2" office:value-type="string">
                <text:p text:style-name="P53">Long</text:p>
              </table:table-cell>
              <table:table-cell table:style-name="Table6.C2" office:value-type="string">
                <text:p text:style-name="P53">Total number of users in entire site</text:p>
              </table:table-cell>
            </table:table-row>
            <table:table-row>
              <table:table-cell table:style-name="Table6.A2" office:value-type="string">
                <text:p text:style-name="P52">$site.weblogCount</text:p>
              </table:table-cell>
              <table:table-cell table:style-name="Table6.A2" office:value-type="string">
                <text:p text:style-name="P53">Long</text:p>
              </table:table-cell>
              <table:table-cell table:style-name="Table6.C2" office:value-type="string">
                <text:p text:style-name="P53">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2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6">Name</text:p>
                </table:table-cell>
                <table:table-cell table:style-name="Table10.A1" office:value-type="string">
                  <text:p text:style-name="P27">Type</text:p>
                </table:table-cell>
                <table:table-cell table:style-name="Table10.C1" office:value-type="string">
                  <text:p text:style-name="Table_20_Heading">Description</text:p>
                </table:table-cell>
              </table:table-row>
            </table:table-header-rows>
            <table:table-row>
              <table:table-cell table:style-name="Table10.A2" office:value-type="string">
                <text:p text:style-name="P52">$stat.subjectNameLong</text:p>
              </table:table-cell>
              <table:table-cell table:style-name="Table10.A2" office:value-type="string">
                <text:p text:style-name="P53"><text:bookmark-start text:name="DDE_LINK1171"/>W<text:bookmark-end text:name="DDE_LINK1171"/>eblogEntry</text:p>
              </table:table-cell>
              <table:table-cell table:style-name="Table10.C2" office:value-type="string">
                <text:p text:style-name="P53">Long name of subject of statistic (e.g. name of a weblog)</text:p>
              </table:table-cell>
            </table:table-row>
            <table:table-row>
              <table:table-cell table:style-name="Table10.A2" office:value-type="string">
                <text:p text:style-name="P52">$stat.subjectNameShort</text:p>
              </table:table-cell>
              <table:table-cell table:style-name="Table10.A2" office:value-type="string">
                <text:p text:style-name="P53">String</text:p>
              </table:table-cell>
              <table:table-cell table:style-name="Table10.C2" office:value-type="string">
                <text:p text:style-name="P54">Short name of subject of statistic (e.g. handle of a weblog)</text:p>
              </table:table-cell>
            </table:table-row>
            <table:table-row>
              <table:table-cell table:style-name="Table10.A2" office:value-type="string">
                <text:p text:style-name="P52">$stat.count</text:p>
              </table:table-cell>
              <table:table-cell table:style-name="Table10.A2" office:value-type="string">
                <text:p text:style-name="P53">Integer</text:p>
              </table:table-cell>
              <table:table-cell table:style-name="Table10.C2" office:value-type="string">
                <text:p text:style-name="P54">Value of the statistic (i.e. number of hits)</text:p>
              </table:table-cell>
            </table:table-row>
            <table:table-row>
              <table:table-cell table:style-name="Table10.A2" office:value-type="string">
                <text:p text:style-name="P52">$stat.typeKey</text:p>
              </table:table-cell>
              <table:table-cell table:style-name="Table10.A2" office:value-type="string">
                <text:p text:style-name="P53">String</text:p>
              </table:table-cell>
              <table:table-cell table:style-name="Table10.C2" office:value-type="string">
                <text:p text:style-name="P54">I18N key for type of the statistic</text:p>
              </table:table-cell>
            </table:table-row>
          </table:table>
          <text:h text:style-name="Heading_20_3" text:outline-level="3">$site Methods</text:h>
          <text:list text:style-name="L23">
            <text:list-item>
              <text:p text:style-name="P55"><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55"><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55"><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55"><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55"><text:span text:style-name="T1">Pager getCommentsPager(int sinceDays, int max)</text:span><text:line-break/>Get pager that returns Comment objects. Will only return comments created in last sinceDays number of days and never more than max items.</text:p>
            </text:list-item>
            <text:list-item>
              <text:p text:style-name="P55"><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55"><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55"><text:span text:style-name="T1">Map getUserNameLetterMap()</text:span><text:line-break/>Get map of User objects keyed by first letter.</text:p>
            </text:list-item>
            <text:list-item>
              <text:p text:style-name="P55"><text:span text:style-name="T1">Map getWeblogHandleLetterMap()</text:span><text:line-break/>Get map of Weblog objects keyed by first letter.</text:p>
            </text:list-item>
            <text:list-item>
              <text:p text:style-name="P55"><text:span text:style-name="T1">List getUsersWeblogs(String userName)</text:span><text:line-break/>Get list of all Weblog objects associated with a specified user.</text:p>
            </text:list-item>
            <text:list-item>
              <text:p text:style-name="P55"><text:span text:style-name="T1">List getWeblogsUsers(String handle)</text:span><text:line-break/>Get list of all User objects associated with a specified weblog.</text:p>
            </text:list-item>
            <text:list-item>
              <text:p text:style-name="P55"><text:span text:style-name="T1">Weblog getWeblog(String handle)</text:span><text:line-break/>Get Weblog object by handle.</text:p>
            </text:list-item>
            <text:list-item>
              <text:p text:style-name="P55"><text:span text:style-name="T1">List getNewWeblogs(int sinceDays, int max)</text:span><text:line-break/>Get newest Weblog objects, i.e. only those created in last sinceDays number of days.</text:p>
            </text:list-item>
            <text:list-item>
              <text:p text:style-name="P55"><text:span text:style-name="T1">List getNewUsers(int sinceDays, int max)</text:span><text:line-break/>Get newest User objects, i.e. only those created in last sinceDays number of days.</text:p>
            </text:list-item>
            <text:list-item>
              <text:p text:style-name="P55"><text:span text:style-name="T1">List getHotWeblogs(int sinceDays, int max)</text:span><text:line-break/>Get recent hot Weblogs in the form of StatCount objects, but only those updated in last sinceDays number of days.</text:p>
            </text:list-item>
            <text:list-item>
              <text:p text:style-name="P55"><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55"><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6">Name</text:p>
                </table:table-cell>
                <table:table-cell table:style-name="Table15.A1" office:value-type="string">
                  <text:p text:style-name="P27">Type</text:p>
                </table:table-cell>
                <table:table-cell table:style-name="Table15.C1" office:value-type="string">
                  <text:p text:style-name="Table_20_Heading">Description</text:p>
                </table:table-cell>
              </table:table-row>
            </table:table-header-rows>
            <table:table-row>
              <table:table-cell table:style-name="Table15.A2" office:value-type="string">
                <text:p text:style-name="P52">$sub.author</text:p>
              </table:table-cell>
              <table:table-cell table:style-name="Table15.A2" office:value-type="string">
                <text:p text:style-name="P53"><text:bookmark-start text:name="DDE_LINK12"/>String<text:bookmark-end text:name="DDE_LINK12"/></text:p>
              </table:table-cell>
              <table:table-cell table:style-name="Table15.C2" office:value-type="string">
                <text:p text:style-name="P53">Author, from feed <text:s/>header</text:p>
              </table:table-cell>
            </table:table-row>
            <table:table-row>
              <table:table-cell table:style-name="Table15.A2" office:value-type="string">
                <text:p text:style-name="P52">$sub.feedURL</text:p>
              </table:table-cell>
              <table:table-cell table:style-name="Table15.A2" office:value-type="string">
                <text:p text:style-name="P53">String</text:p>
              </table:table-cell>
              <table:table-cell table:style-name="Table15.C2" office:value-type="string">
                <text:p text:style-name="P54">URL of the feed</text:p>
              </table:table-cell>
            </table:table-row>
            <table:table-row>
              <table:table-cell table:style-name="Table15.A2" office:value-type="string">
                <text:p text:style-name="P52">$sub.inboundBlogs</text:p>
              </table:table-cell>
              <table:table-cell table:style-name="Table15.A2" office:value-type="string">
                <text:p text:style-name="P53">Integer</text:p>
              </table:table-cell>
              <table:table-cell table:style-name="Table15.C2" office:value-type="string">
                <text:p text:style-name="P54">Number of weblogs that link to this weblog <text:s/>(or 0 if no Technorati license available)</text:p>
              </table:table-cell>
            </table:table-row>
            <table:table-row>
              <table:table-cell table:style-name="Table15.A2" office:value-type="string">
                <text:p text:style-name="P52">$sub.inboundLinks</text:p>
              </table:table-cell>
              <table:table-cell table:style-name="Table15.A2" office:value-type="string">
                <text:p text:style-name="P53">Integer</text:p>
              </table:table-cell>
              <table:table-cell table:style-name="Table15.C2" office:value-type="string">
                <text:p text:style-name="P54">Number of links to this weblog <text:s/>(or 0 if no Technorati license available)</text:p>
              </table:table-cell>
            </table:table-row>
            <table:table-row>
              <table:table-cell table:style-name="Table15.A2" office:value-type="string">
                <text:p text:style-name="P52">$sub.lastUpdated</text:p>
              </table:table-cell>
              <table:table-cell table:style-name="Table15.A2" office:value-type="string">
                <text:p text:style-name="P53">Date</text:p>
              </table:table-cell>
              <table:table-cell table:style-name="Table15.C2" office:value-type="string">
                <text:p text:style-name="P54">Last update time, from feed <text:s/>header</text:p>
              </table:table-cell>
            </table:table-row>
            <table:table-row>
              <table:table-cell table:style-name="Table15.A2" office:value-type="string">
                <text:p text:style-name="P52">$sub.name</text:p>
              </table:table-cell>
              <table:table-cell table:style-name="Table15.A2" office:value-type="string">
                <text:p text:style-name="P53">String</text:p>
              </table:table-cell>
              <table:table-cell table:style-name="Table15.C2" office:value-type="string">
                <text:p text:style-name="P54">Name of the feed</text:p>
              </table:table-cell>
            </table:table-row>
            <table:table-row>
              <table:table-cell table:style-name="Table15.A2" office:value-type="string">
                <text:p text:style-name="P52">$sub.title</text:p>
              </table:table-cell>
              <table:table-cell table:style-name="Table15.A2" office:value-type="string">
                <text:p text:style-name="P53">String</text:p>
              </table:table-cell>
              <table:table-cell table:style-name="Table15.C2" office:value-type="string">
                <text:p text:style-name="P54">Title of the feed</text:p>
              </table:table-cell>
            </table:table-row>
            <table:table-row>
              <table:table-cell table:style-name="Table15.A2" office:value-type="string">
                <text:p text:style-name="P52">$sub.URL</text:p>
              </table:table-cell>
              <table:table-cell table:style-name="Table15.A2" office:value-type="string">
                <text:p text:style-name="P53">String</text:p>
              </table:table-cell>
              <table:table-cell table:style-name="Table15.C2" office:value-type="string">
                <text:p text:style-name="P54">Same as feedURL</text:p>
              </table:table-cell>
            </table:table-row>
          </table:table>
          <text:p text:style-name="Text_20_body"/>
          <text:p text:style-name="P26">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6">Name</text:p>
                </table:table-cell>
                <table:table-cell table:style-name="Table14.A1" office:value-type="string">
                  <text:p text:style-name="P27">Type</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2">$entry.author</text:p>
              </table:table-cell>
              <table:table-cell table:style-name="Table14.A2" office:value-type="string">
                <text:p text:style-name="P53">String</text:p>
              </table:table-cell>
              <table:table-cell table:style-name="Table14.C2" office:value-type="string">
                <text:p text:style-name="P53">Name of author of entry</text:p>
              </table:table-cell>
            </table:table-row>
            <table:table-row>
              <table:table-cell table:style-name="Table14.A2" office:value-type="string">
                <text:p text:style-name="P52">$entry.category</text:p>
              </table:table-cell>
              <table:table-cell table:style-name="Table14.A2" office:value-type="string">
                <text:p text:style-name="P53">WeblogCategory</text:p>
              </table:table-cell>
              <table:table-cell table:style-name="Table14.C2" office:value-type="string">
                <text:p text:style-name="P53">Category of entry</text:p>
              </table:table-cell>
            </table:table-row>
            <table:table-row>
              <table:table-cell table:style-name="Table14.A2" office:value-type="string">
                <text:p text:style-name="P52">$entry.creator</text:p>
              </table:table-cell>
              <table:table-cell table:style-name="Table14.A2" office:value-type="string">
                <text:p text:style-name="P53">User</text:p>
              </table:table-cell>
              <table:table-cell table:style-name="Table14.C2" office:value-type="string">
                <text:p text:style-name="P53">User object representing author </text:p>
              </table:table-cell>
            </table:table-row>
            <table:table-row>
              <table:table-cell table:style-name="Table14.A2" office:value-type="string">
                <text:p text:style-name="P52">$entry.guid</text:p>
              </table:table-cell>
              <table:table-cell table:style-name="Table14.A2" office:value-type="string">
                <text:p text:style-name="P53">String</text:p>
              </table:table-cell>
              <table:table-cell table:style-name="Table14.C2" office:value-type="string">
                <text:p text:style-name="P53">Unique ID of entry</text:p>
              </table:table-cell>
            </table:table-row>
            <table:table-row>
              <table:table-cell table:style-name="Table14.A2" office:value-type="string">
                <text:p text:style-name="P52">$entry.permalink</text:p>
              </table:table-cell>
              <table:table-cell table:style-name="Table14.A2" office:value-type="string">
                <text:p text:style-name="P53">String</text:p>
              </table:table-cell>
              <table:table-cell table:style-name="Table14.C2" office:value-type="string">
                <text:p text:style-name="P53">Permanent link to entry</text:p>
              </table:table-cell>
            </table:table-row>
            <table:table-row>
              <table:table-cell table:style-name="Table14.A2" office:value-type="string">
                <text:p text:style-name="P52">$entry.pubTime</text:p>
              </table:table-cell>
              <table:table-cell table:style-name="Table14.A2" office:value-type="string">
                <text:p text:style-name="P53">Date</text:p>
              </table:table-cell>
              <table:table-cell table:style-name="Table14.C2" office:value-type="string">
                <text:p text:style-name="P53">Time entry was published</text:p>
              </table:table-cell>
            </table:table-row>
            <table:table-row>
              <table:table-cell table:style-name="Table14.A2" office:value-type="string">
                <text:p text:style-name="P52">$entry.summary</text:p>
              </table:table-cell>
              <table:table-cell table:style-name="Table14.A2" office:value-type="string">
                <text:p text:style-name="P53">String</text:p>
              </table:table-cell>
              <table:table-cell table:style-name="Table14.C2" office:value-type="string">
                <text:p text:style-name="P53">Entry summary text</text:p>
              </table:table-cell>
            </table:table-row>
            <table:table-row>
              <table:table-cell table:style-name="Table14.A2" office:value-type="string">
                <text:p text:style-name="P52">$entry.text</text:p>
              </table:table-cell>
              <table:table-cell table:style-name="Table14.A2" office:value-type="string">
                <text:p text:style-name="P53">String </text:p>
              </table:table-cell>
              <table:table-cell table:style-name="Table14.C2" office:value-type="string">
                <text:p text:style-name="P53">Entry content text</text:p>
              </table:table-cell>
            </table:table-row>
            <table:table-row>
              <table:table-cell table:style-name="Table14.A2" office:value-type="string">
                <text:p text:style-name="P52">$entry.title</text:p>
              </table:table-cell>
              <table:table-cell table:style-name="Table14.A2" office:value-type="string">
                <text:p text:style-name="P53">String</text:p>
              </table:table-cell>
              <table:table-cell table:style-name="Table14.C2" office:value-type="string">
                <text:p text:style-name="P53">Entry title</text:p>
              </table:table-cell>
            </table:table-row>
            <table:table-row>
              <table:table-cell table:style-name="Table14.A2" office:value-type="string">
                <text:p text:style-name="P52">$entry.updateTime</text:p>
              </table:table-cell>
              <table:table-cell table:style-name="Table14.A2" office:value-type="string">
                <text:p text:style-name="P53">Date</text:p>
              </table:table-cell>
              <table:table-cell table:style-name="Table14.C2" office:value-type="string">
                <text:p text:style-name="P53">Time entry was last updated</text:p>
              </table:table-cell>
            </table:table-row>
            <table:table-row>
              <table:table-cell table:style-name="Table14.A2" office:value-type="string">
                <text:p text:style-name="P52">$entry.website</text:p>
              </table:table-cell>
              <table:table-cell table:style-name="Table14.A2" office:value-type="string">
                <text:p text:style-name="P53">PlanetSubscription</text:p>
              </table:table-cell>
              <table:table-cell table:style-name="Table14.C2" office:value-type="string">
                <text:p text:style-name="P53">Subscription to which entry belongs</text:p>
              </table:table-cell>
            </table:table-row>
          </table:table>
          <text:p text:style-name="Text_20_body"/>
          <text:h text:style-name="Heading_20_3" text:outline-level="3">$planet Methods</text:h>
          <text:list text:style-name="L24">
            <text:list-item>
              <text:p text:style-name="P5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5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56"><text:span text:style-name="T1">Pager getFeedPager(String feedURL, int max)</text:span><text:line-break/>Get pager that returns PlanetEntry objects from the specified feed, up to max items.</text:p>
            </text:list-item>
            <text:list-item>
              <text:p text:style-name="P5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5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Dave Johnson</meta:initial-creator>
    <meta:creation-date>2005-12-09T11:50:02</meta:creation-date>
    <dc:date>2006-11-21T08:54:01</dc:date>
    <dc:language>en-US</dc:language>
    <meta:editing-cycles>240</meta:editing-cycles>
    <meta:editing-duration>P11DT1H34M38S</meta:editing-duration>
    <meta:user-defined meta:name="Info 1"/>
    <meta:user-defined meta:name="Info 2"/>
    <meta:user-defined meta:name="Info 3"/>
    <meta:user-defined meta:name="Info 4"/>
    <meta:document-statistic meta:table-count="19" meta:image-count="4" meta:object-count="0" meta:page-count="28" meta:paragraph-count="1084" meta:word-count="7679" meta:character-count="51005"/>
  </office:meta>
</office:document-meta>
</file>

<file path=VersionList.xml><?xml version="1.0" encoding="utf-8"?>
<VL:version-list xmlns:dc="http://purl.org/dc/elements/1.1/" xmlns:VL="http://openoffice.org/2001/versions-list">
  <VL:version-entry VL:title="Version1" VL:comment="" VL:creator="Dave Johnson" dc:date-time="2006-08-14T13:58:19"/>
</VL:version-list>
</file>